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11.69mm"/>
    </style:style>
    <style:style style:name="co8" style:family="table-column">
      <style:table-column-properties fo:break-before="auto" style:column-width="8.71mm"/>
    </style:style>
    <style:style style:name="co9" style:family="table-column">
      <style:table-column-properties fo:break-before="auto" style:column-width="9.53mm"/>
    </style:style>
    <style:style style:name="co10" style:family="table-column">
      <style:table-column-properties fo:break-before="auto" style:column-width="11.98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11.43mm"/>
    </style:style>
    <style:style style:name="co13" style:family="table-column">
      <style:table-column-properties fo:break-before="auto" style:column-width="9.24mm"/>
    </style:style>
    <style:style style:name="co14" style:family="table-column">
      <style:table-column-properties fo:break-before="auto" style:column-width="12.24mm"/>
    </style:style>
    <style:style style:name="co15" style:family="table-column">
      <style:table-column-properties fo:break-before="auto" style:column-width="13.07mm"/>
    </style:style>
    <style:style style:name="co16" style:family="table-column">
      <style:table-column-properties fo:break-before="auto" style:column-width="12.52mm"/>
    </style:style>
    <style:style style:name="co17" style:family="table-column">
      <style:table-column-properties fo:break-before="auto" style:column-width="7.62mm"/>
    </style:style>
    <style:style style:name="co18" style:family="table-column">
      <style:table-column-properties fo:break-before="auto" style:column-width="8.43mm"/>
    </style:style>
    <style:style style:name="co19" style:family="table-column">
      <style:table-column-properties fo:break-before="auto" style:column-width="7.34mm"/>
    </style:style>
    <style:style style:name="co20" style:family="table-column">
      <style:table-column-properties fo:break-before="auto" style:column-width="7.88mm"/>
    </style:style>
    <style:style style:name="co21" style:family="table-column">
      <style:table-column-properties fo:break-before="auto" style:column-width="7.07mm"/>
    </style:style>
    <style:style style:name="co22" style:family="table-column">
      <style:table-column-properties fo:break-before="auto" style:column-width="8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0 _</text:p>
          </table:table-cell>
          <table:table-cell office:value-type="string" calcext:value-type="string">
            <text:p>1 letras</text:p>
          </table:table-cell>
          <table:table-cell office:value-type="string" calcext:value-type="string">
            <text:p>2 U</text:p>
          </table:table-cell>
          <table:table-cell office:value-type="string" calcext:value-type="string">
            <text:p>3 I</text:p>
          </table:table-cell>
          <table:table-cell office:value-type="string" calcext:value-type="string">
            <text:p>4 L</text:p>
          </table:table-cell>
          <table:table-cell office:value-type="string" calcext:value-type="string">
            <text:p>5 digitos</text:p>
          </table:table-cell>
          <table:table-cell office:value-type="string" calcext:value-type="string">
            <text:p>6 “+”</text:p>
          </table:table-cell>
          <table:table-cell office:value-type="string" calcext:value-type="string">
            <text:p>7 <text:s/>“-”</text:p>
          </table:table-cell>
          <table:table-cell office:value-type="string" calcext:value-type="string">
            <text:p>8 *</text:p>
          </table:table-cell>
          <table:table-cell office:value-type="string" calcext:value-type="string">
            <text:p>9 /</text:p>
          </table:table-cell>
          <table:table-cell table:style-name="ce1" office:value-type="string" calcext:value-type="string">
            <text:p>10 “:”</text:p>
          </table:table-cell>
          <table:table-cell office:value-type="string" calcext:value-type="string">
            <text:p>11 “=”</text:p>
          </table:table-cell>
          <table:table-cell office:value-type="string" calcext:value-type="string">
            <text:p>12&lt;</text:p>
          </table:table-cell>
          <table:table-cell office:value-type="string" calcext:value-type="string">
            <text:p>13 &gt;</text:p>
          </table:table-cell>
          <table:table-cell office:value-type="string" calcext:value-type="string">
            <text:p>14 !</text:p>
          </table:table-cell>
          <table:table-cell office:value-type="string" calcext:value-type="string">
            <text:p>15 #</text:p>
          </table:table-cell>
          <table:table-cell office:value-type="string" calcext:value-type="string">
            <text:p>16 ‘</text:p>
          </table:table-cell>
          <table:table-cell office:value-type="string" calcext:value-type="string">
            <text:p>17 (</text:p>
          </table:table-cell>
          <table:table-cell office:value-type="string" calcext:value-type="string">
            <text:p>18 (</text:p>
          </table:table-cell>
          <table:table-cell office:value-type="string" calcext:value-type="string">
            <text:p>19 {</text:p>
          </table:table-cell>
          <table:table-cell office:value-type="string" calcext:value-type="string">
            <text:p>20 }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2;</text:p>
          </table:table-cell>
          <table:table-cell office:value-type="string" calcext:value-type="string">
            <text:p>23 \n</text:p>
          </table:table-cell>
          <table:table-cell office:value-type="string" calcext:value-type="string">
            <text:p>24 “ ”</text:p>
          </table:table-cell>
          <table:table-cell office:value-type="string" calcext:value-type="string">
            <text:p>25 U</text:p>
          </table:table-cell>
          <table:table-cell table:number-columns-repeated="2"/>
          <table:table-cell office:value-type="string" calcext:value-type="string">
            <text:p>0 _</text:p>
          </table:table-cell>
          <table:table-cell office:value-type="string" calcext:value-type="string">
            <text:p>1 letras</text:p>
          </table:table-cell>
          <table:table-cell office:value-type="string" calcext:value-type="string">
            <text:p>2 U</text:p>
          </table:table-cell>
          <table:table-cell office:value-type="string" calcext:value-type="string">
            <text:p>3 I</text:p>
          </table:table-cell>
          <table:table-cell office:value-type="string" calcext:value-type="string">
            <text:p>4 L</text:p>
          </table:table-cell>
          <table:table-cell office:value-type="string" calcext:value-type="string">
            <text:p>5 digitos</text:p>
          </table:table-cell>
          <table:table-cell office:value-type="string" calcext:value-type="string">
            <text:p>6 “+”</text:p>
          </table:table-cell>
          <table:table-cell office:value-type="string" calcext:value-type="string">
            <text:p>7 <text:s/>“-”</text:p>
          </table:table-cell>
          <table:table-cell office:value-type="string" calcext:value-type="string">
            <text:p>8 *</text:p>
          </table:table-cell>
          <table:table-cell office:value-type="string" calcext:value-type="string">
            <text:p>9 /</text:p>
          </table:table-cell>
          <table:table-cell table:style-name="ce1" office:value-type="string" calcext:value-type="string">
            <text:p>10 “:”</text:p>
          </table:table-cell>
          <table:table-cell office:value-type="string" calcext:value-type="string">
            <text:p>11 “=”</text:p>
          </table:table-cell>
          <table:table-cell office:value-type="string" calcext:value-type="string">
            <text:p>12&lt;</text:p>
          </table:table-cell>
          <table:table-cell office:value-type="string" calcext:value-type="string">
            <text:p>13 &gt;</text:p>
          </table:table-cell>
          <table:table-cell office:value-type="string" calcext:value-type="string">
            <text:p>14 !</text:p>
          </table:table-cell>
          <table:table-cell office:value-type="string" calcext:value-type="string">
            <text:p>15 #</text:p>
          </table:table-cell>
          <table:table-cell office:value-type="string" calcext:value-type="string">
            <text:p>16 ‘</text:p>
          </table:table-cell>
          <table:table-cell office:value-type="string" calcext:value-type="string">
            <text:p>17 (</text:p>
          </table:table-cell>
          <table:table-cell office:value-type="string" calcext:value-type="string">
            <text:p><text:s text:c="2"/>18 )</text:p>
          </table:table-cell>
          <table:table-cell office:value-type="string" calcext:value-type="string">
            <text:p>19 {</text:p>
          </table:table-cell>
          <table:table-cell office:value-type="string" calcext:value-type="string">
            <text:p>20 }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2;</text:p>
          </table:table-cell>
          <table:table-cell office:value-type="string" calcext:value-type="string">
            <text:p>23 \n</text:p>
          </table:table-cell>
          <table:table-cell office:value-type="string" calcext:value-type="string">
            <text:p>24 “ ”</text:p>
          </table:table-cell>
          <table:table-cell office:value-type="string" calcext:value-type="string">
            <text:p>25 U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B2]=[.B18];&quot;###&quot;;&quot;vvv&quot;)" office:value-type="string" office:string-value="###" calcext:value-type="string">
            <text:p>###</text:p>
          </table:table-cell>
          <table:table-cell table:formula="of:=IF([.C2]=[.C18];&quot;###&quot;;&quot;vvv&quot;)" office:value-type="string" office:string-value="###" calcext:value-type="string">
            <text:p>###</text:p>
          </table:table-cell>
          <table:table-cell table:formula="of:=IF([.D2]=[.D18];&quot;###&quot;;&quot;vvv&quot;)" office:value-type="string" office:string-value="###" calcext:value-type="string">
            <text:p>###</text:p>
          </table:table-cell>
          <table:table-cell table:formula="of:=IF([.E2]=[.E18];&quot;###&quot;;&quot;vvv&quot;)" office:value-type="string" office:string-value="###" calcext:value-type="string">
            <text:p>###</text:p>
          </table:table-cell>
          <table:table-cell table:formula="of:=IF([.F2]=[.F18];&quot;###&quot;;&quot;vvv&quot;)" office:value-type="string" office:string-value="###" calcext:value-type="string">
            <text:p>###</text:p>
          </table:table-cell>
          <table:table-cell table:formula="of:=IF([.G2]=[.G18];&quot;###&quot;;&quot;vvv&quot;)" office:value-type="string" office:string-value="###" calcext:value-type="string">
            <text:p>###</text:p>
          </table:table-cell>
          <table:table-cell table:formula="of:=IF([.H2]=[.H18];&quot;###&quot;;&quot;vvv&quot;)" office:value-type="string" office:string-value="###" calcext:value-type="string">
            <text:p>###</text:p>
          </table:table-cell>
          <table:table-cell table:formula="of:=IF([.I2]=[.I18];&quot;###&quot;;&quot;vvv&quot;)" office:value-type="string" office:string-value="###" calcext:value-type="string">
            <text:p>###</text:p>
          </table:table-cell>
          <table:table-cell table:formula="of:=IF([.J2]=[.J18];&quot;###&quot;;&quot;vvv&quot;)" office:value-type="string" office:string-value="###" calcext:value-type="string">
            <text:p>###</text:p>
          </table:table-cell>
          <table:table-cell table:formula="of:=IF([.K2]=[.K18];&quot;###&quot;;&quot;vvv&quot;)" office:value-type="string" office:string-value="###" calcext:value-type="string">
            <text:p>###</text:p>
          </table:table-cell>
          <table:table-cell table:formula="of:=IF([.L2]=[.L18];&quot;###&quot;;&quot;vvv&quot;)" office:value-type="string" office:string-value="###" calcext:value-type="string">
            <text:p>###</text:p>
          </table:table-cell>
          <table:table-cell table:formula="of:=IF([.M2]=[.M18];&quot;###&quot;;&quot;vvv&quot;)" office:value-type="string" office:string-value="###" calcext:value-type="string">
            <text:p>###</text:p>
          </table:table-cell>
          <table:table-cell table:formula="of:=IF([.N2]=[.N18];&quot;###&quot;;&quot;vvv&quot;)" office:value-type="string" office:string-value="###" calcext:value-type="string">
            <text:p>###</text:p>
          </table:table-cell>
          <table:table-cell table:formula="of:=IF([.O2]=[.O18];&quot;###&quot;;&quot;vvv&quot;)" office:value-type="string" office:string-value="###" calcext:value-type="string">
            <text:p>###</text:p>
          </table:table-cell>
          <table:table-cell table:formula="of:=IF([.P2]=[.P18];&quot;###&quot;;&quot;vvv&quot;)" office:value-type="string" office:string-value="###" calcext:value-type="string">
            <text:p>###</text:p>
          </table:table-cell>
          <table:table-cell table:formula="of:=IF([.Q2]=[.Q18];&quot;###&quot;;&quot;vvv&quot;)" office:value-type="string" office:string-value="###" calcext:value-type="string">
            <text:p>###</text:p>
          </table:table-cell>
          <table:table-cell table:formula="of:=IF([.R2]=[.R18];&quot;###&quot;;&quot;vvv&quot;)" office:value-type="string" office:string-value="###" calcext:value-type="string">
            <text:p>###</text:p>
          </table:table-cell>
          <table:table-cell table:formula="of:=IF([.S2]=[.S18];&quot;###&quot;;&quot;vvv&quot;)" office:value-type="string" office:string-value="###" calcext:value-type="string">
            <text:p>###</text:p>
          </table:table-cell>
          <table:table-cell table:formula="of:=IF([.T2]=[.T18];&quot;###&quot;;&quot;vvv&quot;)" office:value-type="string" office:string-value="###" calcext:value-type="string">
            <text:p>###</text:p>
          </table:table-cell>
          <table:table-cell table:formula="of:=IF([.U2]=[.U18];&quot;###&quot;;&quot;vvv&quot;)" office:value-type="string" office:string-value="###" calcext:value-type="string">
            <text:p>###</text:p>
          </table:table-cell>
          <table:table-cell table:formula="of:=IF([.V2]=[.V18];&quot;###&quot;;&quot;vvv&quot;)" office:value-type="string" office:string-value="###" calcext:value-type="string">
            <text:p>###</text:p>
          </table:table-cell>
          <table:table-cell table:formula="of:=IF([.W2]=[.W18];&quot;###&quot;;&quot;vvv&quot;)" office:value-type="string" office:string-value="###" calcext:value-type="string">
            <text:p>###</text:p>
          </table:table-cell>
          <table:table-cell table:formula="of:=IF([.X2]=[.X18];&quot;###&quot;;&quot;vvv&quot;)" office:value-type="string" office:string-value="###" calcext:value-type="string">
            <text:p>###</text:p>
          </table:table-cell>
          <table:table-cell table:formula="of:=IF([.Y2]=[.Y18];&quot;###&quot;;&quot;vvv&quot;)" office:value-type="string" office:string-value="###" calcext:value-type="string">
            <text:p>###</text:p>
          </table:table-cell>
          <table:table-cell table:formula="of:=IF([.Z2]=[.Z18];&quot;###&quot;;&quot;vvv&quot;)" office:value-type="string" office:string-value="###" calcext:value-type="string">
            <text:p>###</text:p>
          </table:table-cell>
          <table:table-cell table:formula="of:=IF([.AA2]=[.AA18];&quot;###&quot;;&quot;vvv&quot;)" office:value-type="string" office:string-value="###" calcext:value-type="string">
            <text:p>##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B3]=[.B19];&quot;###&quot;;&quot;vvv&quot;)" office:value-type="string" office:string-value="###" calcext:value-type="string">
            <text:p>###</text:p>
          </table:table-cell>
          <table:table-cell table:formula="of:=IF([.C3]=[.C19];&quot;###&quot;;&quot;vvv&quot;)" office:value-type="string" office:string-value="###" calcext:value-type="string">
            <text:p>###</text:p>
          </table:table-cell>
          <table:table-cell table:formula="of:=IF([.D3]=[.D19];&quot;###&quot;;&quot;vvv&quot;)" office:value-type="string" office:string-value="###" calcext:value-type="string">
            <text:p>###</text:p>
          </table:table-cell>
          <table:table-cell table:formula="of:=IF([.E3]=[.E19];&quot;###&quot;;&quot;vvv&quot;)" office:value-type="string" office:string-value="###" calcext:value-type="string">
            <text:p>###</text:p>
          </table:table-cell>
          <table:table-cell table:formula="of:=IF([.F3]=[.F19];&quot;###&quot;;&quot;vvv&quot;)" office:value-type="string" office:string-value="###" calcext:value-type="string">
            <text:p>###</text:p>
          </table:table-cell>
          <table:table-cell table:formula="of:=IF([.G3]=[.G19];&quot;###&quot;;&quot;vvv&quot;)" office:value-type="string" office:string-value="###" calcext:value-type="string">
            <text:p>###</text:p>
          </table:table-cell>
          <table:table-cell table:formula="of:=IF([.H3]=[.H19];&quot;###&quot;;&quot;vvv&quot;)" office:value-type="string" office:string-value="###" calcext:value-type="string">
            <text:p>###</text:p>
          </table:table-cell>
          <table:table-cell table:formula="of:=IF([.I3]=[.I19];&quot;###&quot;;&quot;vvv&quot;)" office:value-type="string" office:string-value="###" calcext:value-type="string">
            <text:p>###</text:p>
          </table:table-cell>
          <table:table-cell table:formula="of:=IF([.J3]=[.J19];&quot;###&quot;;&quot;vvv&quot;)" office:value-type="string" office:string-value="###" calcext:value-type="string">
            <text:p>###</text:p>
          </table:table-cell>
          <table:table-cell table:formula="of:=IF([.K3]=[.K19];&quot;###&quot;;&quot;vvv&quot;)" office:value-type="string" office:string-value="###" calcext:value-type="string">
            <text:p>###</text:p>
          </table:table-cell>
          <table:table-cell table:formula="of:=IF([.L3]=[.L19];&quot;###&quot;;&quot;vvv&quot;)" office:value-type="string" office:string-value="###" calcext:value-type="string">
            <text:p>###</text:p>
          </table:table-cell>
          <table:table-cell table:formula="of:=IF([.M3]=[.M19];&quot;###&quot;;&quot;vvv&quot;)" office:value-type="string" office:string-value="###" calcext:value-type="string">
            <text:p>###</text:p>
          </table:table-cell>
          <table:table-cell table:formula="of:=IF([.N3]=[.N19];&quot;###&quot;;&quot;vvv&quot;)" office:value-type="string" office:string-value="###" calcext:value-type="string">
            <text:p>###</text:p>
          </table:table-cell>
          <table:table-cell table:formula="of:=IF([.O3]=[.O19];&quot;###&quot;;&quot;vvv&quot;)" office:value-type="string" office:string-value="###" calcext:value-type="string">
            <text:p>###</text:p>
          </table:table-cell>
          <table:table-cell table:formula="of:=IF([.P3]=[.P19];&quot;###&quot;;&quot;vvv&quot;)" office:value-type="string" office:string-value="###" calcext:value-type="string">
            <text:p>###</text:p>
          </table:table-cell>
          <table:table-cell table:formula="of:=IF([.Q3]=[.Q19];&quot;###&quot;;&quot;vvv&quot;)" office:value-type="string" office:string-value="###" calcext:value-type="string">
            <text:p>###</text:p>
          </table:table-cell>
          <table:table-cell table:formula="of:=IF([.R3]=[.R19];&quot;###&quot;;&quot;vvv&quot;)" office:value-type="string" office:string-value="###" calcext:value-type="string">
            <text:p>###</text:p>
          </table:table-cell>
          <table:table-cell table:formula="of:=IF([.S3]=[.S19];&quot;###&quot;;&quot;vvv&quot;)" office:value-type="string" office:string-value="###" calcext:value-type="string">
            <text:p>###</text:p>
          </table:table-cell>
          <table:table-cell table:formula="of:=IF([.T3]=[.T19];&quot;###&quot;;&quot;vvv&quot;)" office:value-type="string" office:string-value="###" calcext:value-type="string">
            <text:p>###</text:p>
          </table:table-cell>
          <table:table-cell table:formula="of:=IF([.U3]=[.U19];&quot;###&quot;;&quot;vvv&quot;)" office:value-type="string" office:string-value="###" calcext:value-type="string">
            <text:p>###</text:p>
          </table:table-cell>
          <table:table-cell table:formula="of:=IF([.V3]=[.V19];&quot;###&quot;;&quot;vvv&quot;)" office:value-type="string" office:string-value="###" calcext:value-type="string">
            <text:p>###</text:p>
          </table:table-cell>
          <table:table-cell table:formula="of:=IF([.W3]=[.W19];&quot;###&quot;;&quot;vvv&quot;)" office:value-type="string" office:string-value="###" calcext:value-type="string">
            <text:p>###</text:p>
          </table:table-cell>
          <table:table-cell table:formula="of:=IF([.X3]=[.X19];&quot;###&quot;;&quot;vvv&quot;)" office:value-type="string" office:string-value="###" calcext:value-type="string">
            <text:p>###</text:p>
          </table:table-cell>
          <table:table-cell table:formula="of:=IF([.Y3]=[.Y19];&quot;###&quot;;&quot;vvv&quot;)" office:value-type="string" office:string-value="###" calcext:value-type="string">
            <text:p>###</text:p>
          </table:table-cell>
          <table:table-cell table:formula="of:=IF([.Z3]=[.Z19];&quot;###&quot;;&quot;vvv&quot;)" office:value-type="string" office:string-value="###" calcext:value-type="string">
            <text:p>###</text:p>
          </table:table-cell>
          <table:table-cell table:formula="of:=IF([.AA3]=[.AA19];&quot;###&quot;;&quot;vvv&quot;)" office:value-type="string" office:string-value="###" calcext:value-type="string">
            <text:p>###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B4]=[.B20];&quot;###&quot;;&quot;vvv&quot;)" office:value-type="string" office:string-value="###" calcext:value-type="string">
            <text:p>###</text:p>
          </table:table-cell>
          <table:table-cell table:formula="of:=IF([.C4]=[.C20];&quot;###&quot;;&quot;vvv&quot;)" office:value-type="string" office:string-value="###" calcext:value-type="string">
            <text:p>###</text:p>
          </table:table-cell>
          <table:table-cell table:formula="of:=IF([.D4]=[.D20];&quot;###&quot;;&quot;vvv&quot;)" office:value-type="string" office:string-value="###" calcext:value-type="string">
            <text:p>###</text:p>
          </table:table-cell>
          <table:table-cell table:formula="of:=IF([.E4]=[.E20];&quot;###&quot;;&quot;vvv&quot;)" office:value-type="string" office:string-value="###" calcext:value-type="string">
            <text:p>###</text:p>
          </table:table-cell>
          <table:table-cell table:formula="of:=IF([.F4]=[.F20];&quot;###&quot;;&quot;vvv&quot;)" office:value-type="string" office:string-value="###" calcext:value-type="string">
            <text:p>###</text:p>
          </table:table-cell>
          <table:table-cell table:formula="of:=IF([.G4]=[.G20];&quot;###&quot;;&quot;vvv&quot;)" office:value-type="string" office:string-value="###" calcext:value-type="string">
            <text:p>###</text:p>
          </table:table-cell>
          <table:table-cell table:formula="of:=IF([.H4]=[.H20];&quot;###&quot;;&quot;vvv&quot;)" office:value-type="string" office:string-value="###" calcext:value-type="string">
            <text:p>###</text:p>
          </table:table-cell>
          <table:table-cell table:formula="of:=IF([.I4]=[.I20];&quot;###&quot;;&quot;vvv&quot;)" office:value-type="string" office:string-value="###" calcext:value-type="string">
            <text:p>###</text:p>
          </table:table-cell>
          <table:table-cell table:formula="of:=IF([.J4]=[.J20];&quot;###&quot;;&quot;vvv&quot;)" office:value-type="string" office:string-value="###" calcext:value-type="string">
            <text:p>###</text:p>
          </table:table-cell>
          <table:table-cell table:formula="of:=IF([.K4]=[.K20];&quot;###&quot;;&quot;vvv&quot;)" office:value-type="string" office:string-value="###" calcext:value-type="string">
            <text:p>###</text:p>
          </table:table-cell>
          <table:table-cell table:formula="of:=IF([.L4]=[.L20];&quot;###&quot;;&quot;vvv&quot;)" office:value-type="string" office:string-value="###" calcext:value-type="string">
            <text:p>###</text:p>
          </table:table-cell>
          <table:table-cell table:formula="of:=IF([.M4]=[.M20];&quot;###&quot;;&quot;vvv&quot;)" office:value-type="string" office:string-value="###" calcext:value-type="string">
            <text:p>###</text:p>
          </table:table-cell>
          <table:table-cell table:formula="of:=IF([.N4]=[.N20];&quot;###&quot;;&quot;vvv&quot;)" office:value-type="string" office:string-value="###" calcext:value-type="string">
            <text:p>###</text:p>
          </table:table-cell>
          <table:table-cell table:formula="of:=IF([.O4]=[.O20];&quot;###&quot;;&quot;vvv&quot;)" office:value-type="string" office:string-value="###" calcext:value-type="string">
            <text:p>###</text:p>
          </table:table-cell>
          <table:table-cell table:formula="of:=IF([.P4]=[.P20];&quot;###&quot;;&quot;vvv&quot;)" office:value-type="string" office:string-value="###" calcext:value-type="string">
            <text:p>###</text:p>
          </table:table-cell>
          <table:table-cell table:formula="of:=IF([.Q4]=[.Q20];&quot;###&quot;;&quot;vvv&quot;)" office:value-type="string" office:string-value="###" calcext:value-type="string">
            <text:p>###</text:p>
          </table:table-cell>
          <table:table-cell table:formula="of:=IF([.R4]=[.R20];&quot;###&quot;;&quot;vvv&quot;)" office:value-type="string" office:string-value="###" calcext:value-type="string">
            <text:p>###</text:p>
          </table:table-cell>
          <table:table-cell table:formula="of:=IF([.S4]=[.S20];&quot;###&quot;;&quot;vvv&quot;)" office:value-type="string" office:string-value="###" calcext:value-type="string">
            <text:p>###</text:p>
          </table:table-cell>
          <table:table-cell table:formula="of:=IF([.T4]=[.T20];&quot;###&quot;;&quot;vvv&quot;)" office:value-type="string" office:string-value="###" calcext:value-type="string">
            <text:p>###</text:p>
          </table:table-cell>
          <table:table-cell table:formula="of:=IF([.U4]=[.U20];&quot;###&quot;;&quot;vvv&quot;)" office:value-type="string" office:string-value="###" calcext:value-type="string">
            <text:p>###</text:p>
          </table:table-cell>
          <table:table-cell table:formula="of:=IF([.V4]=[.V20];&quot;###&quot;;&quot;vvv&quot;)" office:value-type="string" office:string-value="###" calcext:value-type="string">
            <text:p>###</text:p>
          </table:table-cell>
          <table:table-cell table:formula="of:=IF([.W4]=[.W20];&quot;###&quot;;&quot;vvv&quot;)" office:value-type="string" office:string-value="###" calcext:value-type="string">
            <text:p>###</text:p>
          </table:table-cell>
          <table:table-cell table:formula="of:=IF([.X4]=[.X20];&quot;###&quot;;&quot;vvv&quot;)" office:value-type="string" office:string-value="###" calcext:value-type="string">
            <text:p>###</text:p>
          </table:table-cell>
          <table:table-cell table:formula="of:=IF([.Y4]=[.Y20];&quot;###&quot;;&quot;vvv&quot;)" office:value-type="string" office:string-value="###" calcext:value-type="string">
            <text:p>###</text:p>
          </table:table-cell>
          <table:table-cell table:formula="of:=IF([.Z4]=[.Z20];&quot;###&quot;;&quot;vvv&quot;)" office:value-type="string" office:string-value="###" calcext:value-type="string">
            <text:p>###</text:p>
          </table:table-cell>
          <table:table-cell table:formula="of:=IF([.AA4]=[.AA20];&quot;###&quot;;&quot;vvv&quot;)" office:value-type="string" office:string-value="###" calcext:value-type="string">
            <text:p>##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B5]=[.B21];&quot;###&quot;;&quot;vvv&quot;)" office:value-type="string" office:string-value="###" calcext:value-type="string">
            <text:p>###</text:p>
          </table:table-cell>
          <table:table-cell table:formula="of:=IF([.C5]=[.C21];&quot;###&quot;;&quot;vvv&quot;)" office:value-type="string" office:string-value="###" calcext:value-type="string">
            <text:p>###</text:p>
          </table:table-cell>
          <table:table-cell table:formula="of:=IF([.D5]=[.D21];&quot;###&quot;;&quot;vvv&quot;)" office:value-type="string" office:string-value="###" calcext:value-type="string">
            <text:p>###</text:p>
          </table:table-cell>
          <table:table-cell table:formula="of:=IF([.E5]=[.E21];&quot;###&quot;;&quot;vvv&quot;)" office:value-type="string" office:string-value="###" calcext:value-type="string">
            <text:p>###</text:p>
          </table:table-cell>
          <table:table-cell table:formula="of:=IF([.F5]=[.F21];&quot;###&quot;;&quot;vvv&quot;)" office:value-type="string" office:string-value="###" calcext:value-type="string">
            <text:p>###</text:p>
          </table:table-cell>
          <table:table-cell table:formula="of:=IF([.G5]=[.G21];&quot;###&quot;;&quot;vvv&quot;)" office:value-type="string" office:string-value="###" calcext:value-type="string">
            <text:p>###</text:p>
          </table:table-cell>
          <table:table-cell table:formula="of:=IF([.H5]=[.H21];&quot;###&quot;;&quot;vvv&quot;)" office:value-type="string" office:string-value="###" calcext:value-type="string">
            <text:p>###</text:p>
          </table:table-cell>
          <table:table-cell table:formula="of:=IF([.I5]=[.I21];&quot;###&quot;;&quot;vvv&quot;)" office:value-type="string" office:string-value="###" calcext:value-type="string">
            <text:p>###</text:p>
          </table:table-cell>
          <table:table-cell table:formula="of:=IF([.J5]=[.J21];&quot;###&quot;;&quot;vvv&quot;)" office:value-type="string" office:string-value="###" calcext:value-type="string">
            <text:p>###</text:p>
          </table:table-cell>
          <table:table-cell table:formula="of:=IF([.K5]=[.K21];&quot;###&quot;;&quot;vvv&quot;)" office:value-type="string" office:string-value="###" calcext:value-type="string">
            <text:p>###</text:p>
          </table:table-cell>
          <table:table-cell table:formula="of:=IF([.L5]=[.L21];&quot;###&quot;;&quot;vvv&quot;)" office:value-type="string" office:string-value="###" calcext:value-type="string">
            <text:p>###</text:p>
          </table:table-cell>
          <table:table-cell table:formula="of:=IF([.M5]=[.M21];&quot;###&quot;;&quot;vvv&quot;)" office:value-type="string" office:string-value="###" calcext:value-type="string">
            <text:p>###</text:p>
          </table:table-cell>
          <table:table-cell table:formula="of:=IF([.N5]=[.N21];&quot;###&quot;;&quot;vvv&quot;)" office:value-type="string" office:string-value="###" calcext:value-type="string">
            <text:p>###</text:p>
          </table:table-cell>
          <table:table-cell table:formula="of:=IF([.O5]=[.O21];&quot;###&quot;;&quot;vvv&quot;)" office:value-type="string" office:string-value="###" calcext:value-type="string">
            <text:p>###</text:p>
          </table:table-cell>
          <table:table-cell table:formula="of:=IF([.P5]=[.P21];&quot;###&quot;;&quot;vvv&quot;)" office:value-type="string" office:string-value="###" calcext:value-type="string">
            <text:p>###</text:p>
          </table:table-cell>
          <table:table-cell table:formula="of:=IF([.Q5]=[.Q21];&quot;###&quot;;&quot;vvv&quot;)" office:value-type="string" office:string-value="###" calcext:value-type="string">
            <text:p>###</text:p>
          </table:table-cell>
          <table:table-cell table:formula="of:=IF([.R5]=[.R21];&quot;###&quot;;&quot;vvv&quot;)" office:value-type="string" office:string-value="###" calcext:value-type="string">
            <text:p>###</text:p>
          </table:table-cell>
          <table:table-cell table:formula="of:=IF([.S5]=[.S21];&quot;###&quot;;&quot;vvv&quot;)" office:value-type="string" office:string-value="###" calcext:value-type="string">
            <text:p>###</text:p>
          </table:table-cell>
          <table:table-cell table:formula="of:=IF([.T5]=[.T21];&quot;###&quot;;&quot;vvv&quot;)" office:value-type="string" office:string-value="###" calcext:value-type="string">
            <text:p>###</text:p>
          </table:table-cell>
          <table:table-cell table:formula="of:=IF([.U5]=[.U21];&quot;###&quot;;&quot;vvv&quot;)" office:value-type="string" office:string-value="###" calcext:value-type="string">
            <text:p>###</text:p>
          </table:table-cell>
          <table:table-cell table:formula="of:=IF([.V5]=[.V21];&quot;###&quot;;&quot;vvv&quot;)" office:value-type="string" office:string-value="###" calcext:value-type="string">
            <text:p>###</text:p>
          </table:table-cell>
          <table:table-cell table:formula="of:=IF([.W5]=[.W21];&quot;###&quot;;&quot;vvv&quot;)" office:value-type="string" office:string-value="###" calcext:value-type="string">
            <text:p>###</text:p>
          </table:table-cell>
          <table:table-cell table:formula="of:=IF([.X5]=[.X21];&quot;###&quot;;&quot;vvv&quot;)" office:value-type="string" office:string-value="###" calcext:value-type="string">
            <text:p>###</text:p>
          </table:table-cell>
          <table:table-cell table:formula="of:=IF([.Y5]=[.Y21];&quot;###&quot;;&quot;vvv&quot;)" office:value-type="string" office:string-value="###" calcext:value-type="string">
            <text:p>###</text:p>
          </table:table-cell>
          <table:table-cell table:formula="of:=IF([.Z5]=[.Z21];&quot;###&quot;;&quot;vvv&quot;)" office:value-type="string" office:string-value="###" calcext:value-type="string">
            <text:p>###</text:p>
          </table:table-cell>
          <table:table-cell table:formula="of:=IF([.AA5]=[.AA21];&quot;###&quot;;&quot;vvv&quot;)" office:value-type="string" office:string-value="###" calcext:value-type="string">
            <text:p>###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B6]=[.B22];&quot;###&quot;;&quot;vvv&quot;)" office:value-type="string" office:string-value="###" calcext:value-type="string">
            <text:p>###</text:p>
          </table:table-cell>
          <table:table-cell table:formula="of:=IF([.C6]=[.C22];&quot;###&quot;;&quot;vvv&quot;)" office:value-type="string" office:string-value="###" calcext:value-type="string">
            <text:p>###</text:p>
          </table:table-cell>
          <table:table-cell table:formula="of:=IF([.D6]=[.D22];&quot;###&quot;;&quot;vvv&quot;)" office:value-type="string" office:string-value="###" calcext:value-type="string">
            <text:p>###</text:p>
          </table:table-cell>
          <table:table-cell table:formula="of:=IF([.E6]=[.E22];&quot;###&quot;;&quot;vvv&quot;)" office:value-type="string" office:string-value="###" calcext:value-type="string">
            <text:p>###</text:p>
          </table:table-cell>
          <table:table-cell table:formula="of:=IF([.F6]=[.F22];&quot;###&quot;;&quot;vvv&quot;)" office:value-type="string" office:string-value="###" calcext:value-type="string">
            <text:p>###</text:p>
          </table:table-cell>
          <table:table-cell table:formula="of:=IF([.G6]=[.G22];&quot;###&quot;;&quot;vvv&quot;)" office:value-type="string" office:string-value="###" calcext:value-type="string">
            <text:p>###</text:p>
          </table:table-cell>
          <table:table-cell table:formula="of:=IF([.H6]=[.H22];&quot;###&quot;;&quot;vvv&quot;)" office:value-type="string" office:string-value="###" calcext:value-type="string">
            <text:p>###</text:p>
          </table:table-cell>
          <table:table-cell table:formula="of:=IF([.I6]=[.I22];&quot;###&quot;;&quot;vvv&quot;)" office:value-type="string" office:string-value="###" calcext:value-type="string">
            <text:p>###</text:p>
          </table:table-cell>
          <table:table-cell table:formula="of:=IF([.J6]=[.J22];&quot;###&quot;;&quot;vvv&quot;)" office:value-type="string" office:string-value="###" calcext:value-type="string">
            <text:p>###</text:p>
          </table:table-cell>
          <table:table-cell table:formula="of:=IF([.K6]=[.K22];&quot;###&quot;;&quot;vvv&quot;)" office:value-type="string" office:string-value="###" calcext:value-type="string">
            <text:p>###</text:p>
          </table:table-cell>
          <table:table-cell table:formula="of:=IF([.L6]=[.L22];&quot;###&quot;;&quot;vvv&quot;)" office:value-type="string" office:string-value="###" calcext:value-type="string">
            <text:p>###</text:p>
          </table:table-cell>
          <table:table-cell table:formula="of:=IF([.M6]=[.M22];&quot;###&quot;;&quot;vvv&quot;)" office:value-type="string" office:string-value="###" calcext:value-type="string">
            <text:p>###</text:p>
          </table:table-cell>
          <table:table-cell table:formula="of:=IF([.N6]=[.N22];&quot;###&quot;;&quot;vvv&quot;)" office:value-type="string" office:string-value="###" calcext:value-type="string">
            <text:p>###</text:p>
          </table:table-cell>
          <table:table-cell table:formula="of:=IF([.O6]=[.O22];&quot;###&quot;;&quot;vvv&quot;)" office:value-type="string" office:string-value="###" calcext:value-type="string">
            <text:p>###</text:p>
          </table:table-cell>
          <table:table-cell table:formula="of:=IF([.P6]=[.P22];&quot;###&quot;;&quot;vvv&quot;)" office:value-type="string" office:string-value="###" calcext:value-type="string">
            <text:p>###</text:p>
          </table:table-cell>
          <table:table-cell table:formula="of:=IF([.Q6]=[.Q22];&quot;###&quot;;&quot;vvv&quot;)" office:value-type="string" office:string-value="###" calcext:value-type="string">
            <text:p>###</text:p>
          </table:table-cell>
          <table:table-cell table:formula="of:=IF([.R6]=[.R22];&quot;###&quot;;&quot;vvv&quot;)" office:value-type="string" office:string-value="###" calcext:value-type="string">
            <text:p>###</text:p>
          </table:table-cell>
          <table:table-cell table:formula="of:=IF([.S6]=[.S22];&quot;###&quot;;&quot;vvv&quot;)" office:value-type="string" office:string-value="###" calcext:value-type="string">
            <text:p>###</text:p>
          </table:table-cell>
          <table:table-cell table:formula="of:=IF([.T6]=[.T22];&quot;###&quot;;&quot;vvv&quot;)" office:value-type="string" office:string-value="###" calcext:value-type="string">
            <text:p>###</text:p>
          </table:table-cell>
          <table:table-cell table:formula="of:=IF([.U6]=[.U22];&quot;###&quot;;&quot;vvv&quot;)" office:value-type="string" office:string-value="###" calcext:value-type="string">
            <text:p>###</text:p>
          </table:table-cell>
          <table:table-cell table:formula="of:=IF([.V6]=[.V22];&quot;###&quot;;&quot;vvv&quot;)" office:value-type="string" office:string-value="###" calcext:value-type="string">
            <text:p>###</text:p>
          </table:table-cell>
          <table:table-cell table:formula="of:=IF([.W6]=[.W22];&quot;###&quot;;&quot;vvv&quot;)" office:value-type="string" office:string-value="###" calcext:value-type="string">
            <text:p>###</text:p>
          </table:table-cell>
          <table:table-cell table:formula="of:=IF([.X6]=[.X22];&quot;###&quot;;&quot;vvv&quot;)" office:value-type="string" office:string-value="###" calcext:value-type="string">
            <text:p>###</text:p>
          </table:table-cell>
          <table:table-cell table:formula="of:=IF([.Y6]=[.Y22];&quot;###&quot;;&quot;vvv&quot;)" office:value-type="string" office:string-value="###" calcext:value-type="string">
            <text:p>###</text:p>
          </table:table-cell>
          <table:table-cell table:formula="of:=IF([.Z6]=[.Z22];&quot;###&quot;;&quot;vvv&quot;)" office:value-type="string" office:string-value="###" calcext:value-type="string">
            <text:p>###</text:p>
          </table:table-cell>
          <table:table-cell table:formula="of:=IF([.AA6]=[.AA22];&quot;###&quot;;&quot;vvv&quot;)" office:value-type="string" office:string-value="###" calcext:value-type="string">
            <text:p>###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[.B7]=[.B23];&quot;###&quot;;&quot;vvv&quot;)" office:value-type="string" office:string-value="###" calcext:value-type="string">
            <text:p>###</text:p>
          </table:table-cell>
          <table:table-cell table:formula="of:=IF([.C7]=[.C23];&quot;###&quot;;&quot;vvv&quot;)" office:value-type="string" office:string-value="###" calcext:value-type="string">
            <text:p>###</text:p>
          </table:table-cell>
          <table:table-cell table:formula="of:=IF([.D7]=[.D23];&quot;###&quot;;&quot;vvv&quot;)" office:value-type="string" office:string-value="###" calcext:value-type="string">
            <text:p>###</text:p>
          </table:table-cell>
          <table:table-cell table:formula="of:=IF([.E7]=[.E23];&quot;###&quot;;&quot;vvv&quot;)" office:value-type="string" office:string-value="###" calcext:value-type="string">
            <text:p>###</text:p>
          </table:table-cell>
          <table:table-cell table:formula="of:=IF([.F7]=[.F23];&quot;###&quot;;&quot;vvv&quot;)" office:value-type="string" office:string-value="###" calcext:value-type="string">
            <text:p>###</text:p>
          </table:table-cell>
          <table:table-cell table:formula="of:=IF([.G7]=[.G23];&quot;###&quot;;&quot;vvv&quot;)" office:value-type="string" office:string-value="###" calcext:value-type="string">
            <text:p>###</text:p>
          </table:table-cell>
          <table:table-cell table:formula="of:=IF([.H7]=[.H23];&quot;###&quot;;&quot;vvv&quot;)" office:value-type="string" office:string-value="###" calcext:value-type="string">
            <text:p>###</text:p>
          </table:table-cell>
          <table:table-cell table:formula="of:=IF([.I7]=[.I23];&quot;###&quot;;&quot;vvv&quot;)" office:value-type="string" office:string-value="###" calcext:value-type="string">
            <text:p>###</text:p>
          </table:table-cell>
          <table:table-cell table:formula="of:=IF([.J7]=[.J23];&quot;###&quot;;&quot;vvv&quot;)" office:value-type="string" office:string-value="###" calcext:value-type="string">
            <text:p>###</text:p>
          </table:table-cell>
          <table:table-cell table:formula="of:=IF([.K7]=[.K23];&quot;###&quot;;&quot;vvv&quot;)" office:value-type="string" office:string-value="###" calcext:value-type="string">
            <text:p>###</text:p>
          </table:table-cell>
          <table:table-cell table:formula="of:=IF([.L7]=[.L23];&quot;###&quot;;&quot;vvv&quot;)" office:value-type="string" office:string-value="###" calcext:value-type="string">
            <text:p>###</text:p>
          </table:table-cell>
          <table:table-cell table:formula="of:=IF([.M7]=[.M23];&quot;###&quot;;&quot;vvv&quot;)" office:value-type="string" office:string-value="###" calcext:value-type="string">
            <text:p>###</text:p>
          </table:table-cell>
          <table:table-cell table:formula="of:=IF([.N7]=[.N23];&quot;###&quot;;&quot;vvv&quot;)" office:value-type="string" office:string-value="###" calcext:value-type="string">
            <text:p>###</text:p>
          </table:table-cell>
          <table:table-cell table:formula="of:=IF([.O7]=[.O23];&quot;###&quot;;&quot;vvv&quot;)" office:value-type="string" office:string-value="###" calcext:value-type="string">
            <text:p>###</text:p>
          </table:table-cell>
          <table:table-cell table:formula="of:=IF([.P7]=[.P23];&quot;###&quot;;&quot;vvv&quot;)" office:value-type="string" office:string-value="###" calcext:value-type="string">
            <text:p>###</text:p>
          </table:table-cell>
          <table:table-cell table:formula="of:=IF([.Q7]=[.Q23];&quot;###&quot;;&quot;vvv&quot;)" office:value-type="string" office:string-value="###" calcext:value-type="string">
            <text:p>###</text:p>
          </table:table-cell>
          <table:table-cell table:formula="of:=IF([.R7]=[.R23];&quot;###&quot;;&quot;vvv&quot;)" office:value-type="string" office:string-value="###" calcext:value-type="string">
            <text:p>###</text:p>
          </table:table-cell>
          <table:table-cell table:formula="of:=IF([.S7]=[.S23];&quot;###&quot;;&quot;vvv&quot;)" office:value-type="string" office:string-value="###" calcext:value-type="string">
            <text:p>###</text:p>
          </table:table-cell>
          <table:table-cell table:formula="of:=IF([.T7]=[.T23];&quot;###&quot;;&quot;vvv&quot;)" office:value-type="string" office:string-value="###" calcext:value-type="string">
            <text:p>###</text:p>
          </table:table-cell>
          <table:table-cell table:formula="of:=IF([.U7]=[.U23];&quot;###&quot;;&quot;vvv&quot;)" office:value-type="string" office:string-value="###" calcext:value-type="string">
            <text:p>###</text:p>
          </table:table-cell>
          <table:table-cell table:formula="of:=IF([.V7]=[.V23];&quot;###&quot;;&quot;vvv&quot;)" office:value-type="string" office:string-value="###" calcext:value-type="string">
            <text:p>###</text:p>
          </table:table-cell>
          <table:table-cell table:formula="of:=IF([.W7]=[.W23];&quot;###&quot;;&quot;vvv&quot;)" office:value-type="string" office:string-value="###" calcext:value-type="string">
            <text:p>###</text:p>
          </table:table-cell>
          <table:table-cell table:formula="of:=IF([.X7]=[.X23];&quot;###&quot;;&quot;vvv&quot;)" office:value-type="string" office:string-value="###" calcext:value-type="string">
            <text:p>###</text:p>
          </table:table-cell>
          <table:table-cell table:formula="of:=IF([.Y7]=[.Y23];&quot;###&quot;;&quot;vvv&quot;)" office:value-type="string" office:string-value="###" calcext:value-type="string">
            <text:p>###</text:p>
          </table:table-cell>
          <table:table-cell table:formula="of:=IF([.Z7]=[.Z23];&quot;###&quot;;&quot;vvv&quot;)" office:value-type="string" office:string-value="###" calcext:value-type="string">
            <text:p>###</text:p>
          </table:table-cell>
          <table:table-cell table:formula="of:=IF([.AA7]=[.AA23];&quot;###&quot;;&quot;vvv&quot;)" office:value-type="string" office:string-value="###" calcext:value-type="string">
            <text:p>##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1" office:value-type="float" office:value="300" calcext:value-type="float">
            <text:p>30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[.B8]=[.B24];&quot;###&quot;;&quot;vvv&quot;)" office:value-type="string" office:string-value="###" calcext:value-type="string">
            <text:p>###</text:p>
          </table:table-cell>
          <table:table-cell table:formula="of:=IF([.C8]=[.C24];&quot;###&quot;;&quot;vvv&quot;)" office:value-type="string" office:string-value="###" calcext:value-type="string">
            <text:p>###</text:p>
          </table:table-cell>
          <table:table-cell table:formula="of:=IF([.D8]=[.D24];&quot;###&quot;;&quot;vvv&quot;)" office:value-type="string" office:string-value="###" calcext:value-type="string">
            <text:p>###</text:p>
          </table:table-cell>
          <table:table-cell table:formula="of:=IF([.E8]=[.E24];&quot;###&quot;;&quot;vvv&quot;)" office:value-type="string" office:string-value="###" calcext:value-type="string">
            <text:p>###</text:p>
          </table:table-cell>
          <table:table-cell table:formula="of:=IF([.F8]=[.F24];&quot;###&quot;;&quot;vvv&quot;)" office:value-type="string" office:string-value="###" calcext:value-type="string">
            <text:p>###</text:p>
          </table:table-cell>
          <table:table-cell table:formula="of:=IF([.G8]=[.G24];&quot;###&quot;;&quot;vvv&quot;)" office:value-type="string" office:string-value="###" calcext:value-type="string">
            <text:p>###</text:p>
          </table:table-cell>
          <table:table-cell table:formula="of:=IF([.H8]=[.H24];&quot;###&quot;;&quot;vvv&quot;)" office:value-type="string" office:string-value="###" calcext:value-type="string">
            <text:p>###</text:p>
          </table:table-cell>
          <table:table-cell table:formula="of:=IF([.I8]=[.I24];&quot;###&quot;;&quot;vvv&quot;)" office:value-type="string" office:string-value="###" calcext:value-type="string">
            <text:p>###</text:p>
          </table:table-cell>
          <table:table-cell table:formula="of:=IF([.J8]=[.J24];&quot;###&quot;;&quot;vvv&quot;)" office:value-type="string" office:string-value="###" calcext:value-type="string">
            <text:p>###</text:p>
          </table:table-cell>
          <table:table-cell table:formula="of:=IF([.K8]=[.K24];&quot;###&quot;;&quot;vvv&quot;)" office:value-type="string" office:string-value="###" calcext:value-type="string">
            <text:p>###</text:p>
          </table:table-cell>
          <table:table-cell table:formula="of:=IF([.L8]=[.L24];&quot;###&quot;;&quot;vvv&quot;)" office:value-type="string" office:string-value="###" calcext:value-type="string">
            <text:p>###</text:p>
          </table:table-cell>
          <table:table-cell table:formula="of:=IF([.M8]=[.M24];&quot;###&quot;;&quot;vvv&quot;)" office:value-type="string" office:string-value="###" calcext:value-type="string">
            <text:p>###</text:p>
          </table:table-cell>
          <table:table-cell table:formula="of:=IF([.N8]=[.N24];&quot;###&quot;;&quot;vvv&quot;)" office:value-type="string" office:string-value="###" calcext:value-type="string">
            <text:p>###</text:p>
          </table:table-cell>
          <table:table-cell table:formula="of:=IF([.O8]=[.O24];&quot;###&quot;;&quot;vvv&quot;)" office:value-type="string" office:string-value="###" calcext:value-type="string">
            <text:p>###</text:p>
          </table:table-cell>
          <table:table-cell table:formula="of:=IF([.P8]=[.P24];&quot;###&quot;;&quot;vvv&quot;)" office:value-type="string" office:string-value="###" calcext:value-type="string">
            <text:p>###</text:p>
          </table:table-cell>
          <table:table-cell table:formula="of:=IF([.Q8]=[.Q24];&quot;###&quot;;&quot;vvv&quot;)" office:value-type="string" office:string-value="###" calcext:value-type="string">
            <text:p>###</text:p>
          </table:table-cell>
          <table:table-cell table:formula="of:=IF([.R8]=[.R24];&quot;###&quot;;&quot;vvv&quot;)" office:value-type="string" office:string-value="###" calcext:value-type="string">
            <text:p>###</text:p>
          </table:table-cell>
          <table:table-cell table:formula="of:=IF([.S8]=[.S24];&quot;###&quot;;&quot;vvv&quot;)" office:value-type="string" office:string-value="###" calcext:value-type="string">
            <text:p>###</text:p>
          </table:table-cell>
          <table:table-cell table:formula="of:=IF([.T8]=[.T24];&quot;###&quot;;&quot;vvv&quot;)" office:value-type="string" office:string-value="###" calcext:value-type="string">
            <text:p>###</text:p>
          </table:table-cell>
          <table:table-cell table:formula="of:=IF([.U8]=[.U24];&quot;###&quot;;&quot;vvv&quot;)" office:value-type="string" office:string-value="###" calcext:value-type="string">
            <text:p>###</text:p>
          </table:table-cell>
          <table:table-cell table:formula="of:=IF([.V8]=[.V24];&quot;###&quot;;&quot;vvv&quot;)" office:value-type="string" office:string-value="###" calcext:value-type="string">
            <text:p>###</text:p>
          </table:table-cell>
          <table:table-cell table:formula="of:=IF([.W8]=[.W24];&quot;###&quot;;&quot;vvv&quot;)" office:value-type="string" office:string-value="###" calcext:value-type="string">
            <text:p>###</text:p>
          </table:table-cell>
          <table:table-cell table:formula="of:=IF([.X8]=[.X24];&quot;###&quot;;&quot;vvv&quot;)" office:value-type="string" office:string-value="###" calcext:value-type="string">
            <text:p>###</text:p>
          </table:table-cell>
          <table:table-cell table:formula="of:=IF([.Y8]=[.Y24];&quot;###&quot;;&quot;vvv&quot;)" office:value-type="string" office:string-value="###" calcext:value-type="string">
            <text:p>###</text:p>
          </table:table-cell>
          <table:table-cell table:formula="of:=IF([.Z8]=[.Z24];&quot;###&quot;;&quot;vvv&quot;)" office:value-type="string" office:string-value="###" calcext:value-type="string">
            <text:p>###</text:p>
          </table:table-cell>
          <table:table-cell table:formula="of:=IF([.AA8]=[.AA24];&quot;###&quot;;&quot;vvv&quot;)" office:value-type="string" office:string-value="###" calcext:value-type="string">
            <text:p>###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6" office:value-type="float" office:value="300" calcext:value-type="float">
            <text:p>300</text:p>
          </table:table-cell>
          <table:table-cell/>
          <table:table-cell office:value-type="float" office:value="7" calcext:value-type="float">
            <text:p>7</text:p>
          </table:table-cell>
          <table:table-cell table:formula="of:=IF([.B9]=[.B25];&quot;###&quot;;&quot;vvv&quot;)" office:value-type="string" office:string-value="###" calcext:value-type="string">
            <text:p>###</text:p>
          </table:table-cell>
          <table:table-cell table:formula="of:=IF([.C9]=[.C25];&quot;###&quot;;&quot;vvv&quot;)" office:value-type="string" office:string-value="###" calcext:value-type="string">
            <text:p>###</text:p>
          </table:table-cell>
          <table:table-cell table:formula="of:=IF([.D9]=[.D25];&quot;###&quot;;&quot;vvv&quot;)" office:value-type="string" office:string-value="###" calcext:value-type="string">
            <text:p>###</text:p>
          </table:table-cell>
          <table:table-cell table:formula="of:=IF([.E9]=[.E25];&quot;###&quot;;&quot;vvv&quot;)" office:value-type="string" office:string-value="###" calcext:value-type="string">
            <text:p>###</text:p>
          </table:table-cell>
          <table:table-cell table:formula="of:=IF([.F9]=[.F25];&quot;###&quot;;&quot;vvv&quot;)" office:value-type="string" office:string-value="###" calcext:value-type="string">
            <text:p>###</text:p>
          </table:table-cell>
          <table:table-cell table:formula="of:=IF([.G9]=[.G25];&quot;###&quot;;&quot;vvv&quot;)" office:value-type="string" office:string-value="###" calcext:value-type="string">
            <text:p>###</text:p>
          </table:table-cell>
          <table:table-cell table:formula="of:=IF([.H9]=[.H25];&quot;###&quot;;&quot;vvv&quot;)" office:value-type="string" office:string-value="###" calcext:value-type="string">
            <text:p>###</text:p>
          </table:table-cell>
          <table:table-cell table:formula="of:=IF([.I9]=[.I25];&quot;###&quot;;&quot;vvv&quot;)" office:value-type="string" office:string-value="###" calcext:value-type="string">
            <text:p>###</text:p>
          </table:table-cell>
          <table:table-cell table:formula="of:=IF([.J9]=[.J25];&quot;###&quot;;&quot;vvv&quot;)" office:value-type="string" office:string-value="###" calcext:value-type="string">
            <text:p>###</text:p>
          </table:table-cell>
          <table:table-cell table:formula="of:=IF([.K9]=[.K25];&quot;###&quot;;&quot;vvv&quot;)" office:value-type="string" office:string-value="###" calcext:value-type="string">
            <text:p>###</text:p>
          </table:table-cell>
          <table:table-cell table:formula="of:=IF([.L9]=[.L25];&quot;###&quot;;&quot;vvv&quot;)" office:value-type="string" office:string-value="###" calcext:value-type="string">
            <text:p>###</text:p>
          </table:table-cell>
          <table:table-cell table:formula="of:=IF([.M9]=[.M25];&quot;###&quot;;&quot;vvv&quot;)" office:value-type="string" office:string-value="###" calcext:value-type="string">
            <text:p>###</text:p>
          </table:table-cell>
          <table:table-cell table:formula="of:=IF([.N9]=[.N25];&quot;###&quot;;&quot;vvv&quot;)" office:value-type="string" office:string-value="###" calcext:value-type="string">
            <text:p>###</text:p>
          </table:table-cell>
          <table:table-cell table:formula="of:=IF([.O9]=[.O25];&quot;###&quot;;&quot;vvv&quot;)" office:value-type="string" office:string-value="###" calcext:value-type="string">
            <text:p>###</text:p>
          </table:table-cell>
          <table:table-cell table:formula="of:=IF([.P9]=[.P25];&quot;###&quot;;&quot;vvv&quot;)" office:value-type="string" office:string-value="###" calcext:value-type="string">
            <text:p>###</text:p>
          </table:table-cell>
          <table:table-cell table:formula="of:=IF([.Q9]=[.Q25];&quot;###&quot;;&quot;vvv&quot;)" office:value-type="string" office:string-value="###" calcext:value-type="string">
            <text:p>###</text:p>
          </table:table-cell>
          <table:table-cell table:formula="of:=IF([.R9]=[.R25];&quot;###&quot;;&quot;vvv&quot;)" office:value-type="string" office:string-value="###" calcext:value-type="string">
            <text:p>###</text:p>
          </table:table-cell>
          <table:table-cell table:formula="of:=IF([.S9]=[.S25];&quot;###&quot;;&quot;vvv&quot;)" office:value-type="string" office:string-value="###" calcext:value-type="string">
            <text:p>###</text:p>
          </table:table-cell>
          <table:table-cell table:formula="of:=IF([.T9]=[.T25];&quot;###&quot;;&quot;vvv&quot;)" office:value-type="string" office:string-value="###" calcext:value-type="string">
            <text:p>###</text:p>
          </table:table-cell>
          <table:table-cell table:formula="of:=IF([.U9]=[.U25];&quot;###&quot;;&quot;vvv&quot;)" office:value-type="string" office:string-value="###" calcext:value-type="string">
            <text:p>###</text:p>
          </table:table-cell>
          <table:table-cell table:formula="of:=IF([.V9]=[.V25];&quot;###&quot;;&quot;vvv&quot;)" office:value-type="string" office:string-value="###" calcext:value-type="string">
            <text:p>###</text:p>
          </table:table-cell>
          <table:table-cell table:formula="of:=IF([.W9]=[.W25];&quot;###&quot;;&quot;vvv&quot;)" office:value-type="string" office:string-value="###" calcext:value-type="string">
            <text:p>###</text:p>
          </table:table-cell>
          <table:table-cell table:formula="of:=IF([.X9]=[.X25];&quot;###&quot;;&quot;vvv&quot;)" office:value-type="string" office:string-value="###" calcext:value-type="string">
            <text:p>###</text:p>
          </table:table-cell>
          <table:table-cell table:formula="of:=IF([.Y9]=[.Y25];&quot;###&quot;;&quot;vvv&quot;)" office:value-type="string" office:string-value="###" calcext:value-type="string">
            <text:p>###</text:p>
          </table:table-cell>
          <table:table-cell table:formula="of:=IF([.Z9]=[.Z25];&quot;###&quot;;&quot;vvv&quot;)" office:value-type="string" office:string-value="###" calcext:value-type="string">
            <text:p>###</text:p>
          </table:table-cell>
          <table:table-cell table:formula="of:=IF([.AA9]=[.AA25];&quot;###&quot;;&quot;vvv&quot;)" office:value-type="string" office:string-value="###" calcext:value-type="string">
            <text:p>###</text:p>
          </table:table-cell>
        </table:table-row>
        <table:table-row table:style-name="ro1">
          <table:table-cell table:number-columns-repeated="1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IF([.B10]=[.B26];&quot;###&quot;;&quot;vvv&quot;)" office:value-type="string" office:string-value="###" calcext:value-type="string">
            <text:p>###</text:p>
          </table:table-cell>
          <table:table-cell table:formula="of:=IF([.C10]=[.C26];&quot;###&quot;;&quot;vvv&quot;)" office:value-type="string" office:string-value="###" calcext:value-type="string">
            <text:p>###</text:p>
          </table:table-cell>
          <table:table-cell table:formula="of:=IF([.D10]=[.D26];&quot;###&quot;;&quot;vvv&quot;)" office:value-type="string" office:string-value="###" calcext:value-type="string">
            <text:p>###</text:p>
          </table:table-cell>
          <table:table-cell table:formula="of:=IF([.E10]=[.E26];&quot;###&quot;;&quot;vvv&quot;)" office:value-type="string" office:string-value="###" calcext:value-type="string">
            <text:p>###</text:p>
          </table:table-cell>
          <table:table-cell table:formula="of:=IF([.F10]=[.F26];&quot;###&quot;;&quot;vvv&quot;)" office:value-type="string" office:string-value="###" calcext:value-type="string">
            <text:p>###</text:p>
          </table:table-cell>
          <table:table-cell table:formula="of:=IF([.G10]=[.G26];&quot;###&quot;;&quot;vvv&quot;)" office:value-type="string" office:string-value="###" calcext:value-type="string">
            <text:p>###</text:p>
          </table:table-cell>
          <table:table-cell table:formula="of:=IF([.H10]=[.H26];&quot;###&quot;;&quot;vvv&quot;)" office:value-type="string" office:string-value="###" calcext:value-type="string">
            <text:p>###</text:p>
          </table:table-cell>
          <table:table-cell table:formula="of:=IF([.I10]=[.I26];&quot;###&quot;;&quot;vvv&quot;)" office:value-type="string" office:string-value="###" calcext:value-type="string">
            <text:p>###</text:p>
          </table:table-cell>
          <table:table-cell table:formula="of:=IF([.J10]=[.J26];&quot;###&quot;;&quot;vvv&quot;)" office:value-type="string" office:string-value="###" calcext:value-type="string">
            <text:p>###</text:p>
          </table:table-cell>
          <table:table-cell table:formula="of:=IF([.K10]=[.K26];&quot;###&quot;;&quot;vvv&quot;)" office:value-type="string" office:string-value="###" calcext:value-type="string">
            <text:p>###</text:p>
          </table:table-cell>
          <table:table-cell table:formula="of:=IF([.L10]=[.L26];&quot;###&quot;;&quot;vvv&quot;)" office:value-type="string" office:string-value="###" calcext:value-type="string">
            <text:p>###</text:p>
          </table:table-cell>
          <table:table-cell table:formula="of:=IF([.M10]=[.M26];&quot;###&quot;;&quot;vvv&quot;)" office:value-type="string" office:string-value="###" calcext:value-type="string">
            <text:p>###</text:p>
          </table:table-cell>
          <table:table-cell table:formula="of:=IF([.N10]=[.N26];&quot;###&quot;;&quot;vvv&quot;)" office:value-type="string" office:string-value="###" calcext:value-type="string">
            <text:p>###</text:p>
          </table:table-cell>
          <table:table-cell table:formula="of:=IF([.O10]=[.O26];&quot;###&quot;;&quot;vvv&quot;)" office:value-type="string" office:string-value="###" calcext:value-type="string">
            <text:p>###</text:p>
          </table:table-cell>
          <table:table-cell table:formula="of:=IF([.P10]=[.P26];&quot;###&quot;;&quot;vvv&quot;)" office:value-type="string" office:string-value="###" calcext:value-type="string">
            <text:p>###</text:p>
          </table:table-cell>
          <table:table-cell table:formula="of:=IF([.Q10]=[.Q26];&quot;###&quot;;&quot;vvv&quot;)" office:value-type="string" office:string-value="###" calcext:value-type="string">
            <text:p>###</text:p>
          </table:table-cell>
          <table:table-cell table:formula="of:=IF([.R10]=[.R26];&quot;###&quot;;&quot;vvv&quot;)" office:value-type="string" office:string-value="###" calcext:value-type="string">
            <text:p>###</text:p>
          </table:table-cell>
          <table:table-cell table:formula="of:=IF([.S10]=[.S26];&quot;###&quot;;&quot;vvv&quot;)" office:value-type="string" office:string-value="###" calcext:value-type="string">
            <text:p>###</text:p>
          </table:table-cell>
          <table:table-cell table:formula="of:=IF([.T10]=[.T26];&quot;###&quot;;&quot;vvv&quot;)" office:value-type="string" office:string-value="###" calcext:value-type="string">
            <text:p>###</text:p>
          </table:table-cell>
          <table:table-cell table:formula="of:=IF([.U10]=[.U26];&quot;###&quot;;&quot;vvv&quot;)" office:value-type="string" office:string-value="###" calcext:value-type="string">
            <text:p>###</text:p>
          </table:table-cell>
          <table:table-cell table:formula="of:=IF([.V10]=[.V26];&quot;###&quot;;&quot;vvv&quot;)" office:value-type="string" office:string-value="###" calcext:value-type="string">
            <text:p>###</text:p>
          </table:table-cell>
          <table:table-cell table:formula="of:=IF([.W10]=[.W26];&quot;###&quot;;&quot;vvv&quot;)" office:value-type="string" office:string-value="###" calcext:value-type="string">
            <text:p>###</text:p>
          </table:table-cell>
          <table:table-cell table:formula="of:=IF([.X10]=[.X26];&quot;###&quot;;&quot;vvv&quot;)" office:value-type="string" office:string-value="###" calcext:value-type="string">
            <text:p>###</text:p>
          </table:table-cell>
          <table:table-cell table:formula="of:=IF([.Y10]=[.Y26];&quot;###&quot;;&quot;vvv&quot;)" office:value-type="string" office:string-value="###" calcext:value-type="string">
            <text:p>###</text:p>
          </table:table-cell>
          <table:table-cell table:formula="of:=IF([.Z10]=[.Z26];&quot;###&quot;;&quot;vvv&quot;)" office:value-type="string" office:string-value="###" calcext:value-type="string">
            <text:p>###</text:p>
          </table:table-cell>
          <table:table-cell table:formula="of:=IF([.AA10]=[.AA26];&quot;###&quot;;&quot;vvv&quot;)" office:value-type="string" office:string-value="###" calcext:value-type="string">
            <text:p>###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300" calcext:value-type="float">
            <text:p>300</text:p>
          </table:table-cell>
          <table:table-cell/>
          <table:table-cell office:value-type="float" office:value="9" calcext:value-type="float">
            <text:p>9</text:p>
          </table:table-cell>
          <table:table-cell table:formula="of:=IF([.B11]=[.B27];&quot;###&quot;;&quot;vvv&quot;)" office:value-type="string" office:string-value="###" calcext:value-type="string">
            <text:p>###</text:p>
          </table:table-cell>
          <table:table-cell table:formula="of:=IF([.C11]=[.C27];&quot;###&quot;;&quot;vvv&quot;)" office:value-type="string" office:string-value="###" calcext:value-type="string">
            <text:p>###</text:p>
          </table:table-cell>
          <table:table-cell table:formula="of:=IF([.D11]=[.D27];&quot;###&quot;;&quot;vvv&quot;)" office:value-type="string" office:string-value="###" calcext:value-type="string">
            <text:p>###</text:p>
          </table:table-cell>
          <table:table-cell table:formula="of:=IF([.E11]=[.E27];&quot;###&quot;;&quot;vvv&quot;)" office:value-type="string" office:string-value="###" calcext:value-type="string">
            <text:p>###</text:p>
          </table:table-cell>
          <table:table-cell table:formula="of:=IF([.F11]=[.F27];&quot;###&quot;;&quot;vvv&quot;)" office:value-type="string" office:string-value="###" calcext:value-type="string">
            <text:p>###</text:p>
          </table:table-cell>
          <table:table-cell table:formula="of:=IF([.G11]=[.G27];&quot;###&quot;;&quot;vvv&quot;)" office:value-type="string" office:string-value="###" calcext:value-type="string">
            <text:p>###</text:p>
          </table:table-cell>
          <table:table-cell table:formula="of:=IF([.H11]=[.H27];&quot;###&quot;;&quot;vvv&quot;)" office:value-type="string" office:string-value="###" calcext:value-type="string">
            <text:p>###</text:p>
          </table:table-cell>
          <table:table-cell table:formula="of:=IF([.I11]=[.I27];&quot;###&quot;;&quot;vvv&quot;)" office:value-type="string" office:string-value="###" calcext:value-type="string">
            <text:p>###</text:p>
          </table:table-cell>
          <table:table-cell table:formula="of:=IF([.J11]=[.J27];&quot;###&quot;;&quot;vvv&quot;)" office:value-type="string" office:string-value="###" calcext:value-type="string">
            <text:p>###</text:p>
          </table:table-cell>
          <table:table-cell table:formula="of:=IF([.K11]=[.K27];&quot;###&quot;;&quot;vvv&quot;)" office:value-type="string" office:string-value="###" calcext:value-type="string">
            <text:p>###</text:p>
          </table:table-cell>
          <table:table-cell table:formula="of:=IF([.L11]=[.L27];&quot;###&quot;;&quot;vvv&quot;)" office:value-type="string" office:string-value="###" calcext:value-type="string">
            <text:p>###</text:p>
          </table:table-cell>
          <table:table-cell table:formula="of:=IF([.M11]=[.M27];&quot;###&quot;;&quot;vvv&quot;)" office:value-type="string" office:string-value="###" calcext:value-type="string">
            <text:p>###</text:p>
          </table:table-cell>
          <table:table-cell table:formula="of:=IF([.N11]=[.N27];&quot;###&quot;;&quot;vvv&quot;)" office:value-type="string" office:string-value="###" calcext:value-type="string">
            <text:p>###</text:p>
          </table:table-cell>
          <table:table-cell table:formula="of:=IF([.O11]=[.O27];&quot;###&quot;;&quot;vvv&quot;)" office:value-type="string" office:string-value="###" calcext:value-type="string">
            <text:p>###</text:p>
          </table:table-cell>
          <table:table-cell table:formula="of:=IF([.P11]=[.P27];&quot;###&quot;;&quot;vvv&quot;)" office:value-type="string" office:string-value="###" calcext:value-type="string">
            <text:p>###</text:p>
          </table:table-cell>
          <table:table-cell table:formula="of:=IF([.Q11]=[.Q27];&quot;###&quot;;&quot;vvv&quot;)" office:value-type="string" office:string-value="###" calcext:value-type="string">
            <text:p>###</text:p>
          </table:table-cell>
          <table:table-cell table:formula="of:=IF([.R11]=[.R27];&quot;###&quot;;&quot;vvv&quot;)" office:value-type="string" office:string-value="###" calcext:value-type="string">
            <text:p>###</text:p>
          </table:table-cell>
          <table:table-cell table:formula="of:=IF([.S11]=[.S27];&quot;###&quot;;&quot;vvv&quot;)" office:value-type="string" office:string-value="###" calcext:value-type="string">
            <text:p>###</text:p>
          </table:table-cell>
          <table:table-cell table:formula="of:=IF([.T11]=[.T27];&quot;###&quot;;&quot;vvv&quot;)" office:value-type="string" office:string-value="###" calcext:value-type="string">
            <text:p>###</text:p>
          </table:table-cell>
          <table:table-cell table:formula="of:=IF([.U11]=[.U27];&quot;###&quot;;&quot;vvv&quot;)" office:value-type="string" office:string-value="###" calcext:value-type="string">
            <text:p>###</text:p>
          </table:table-cell>
          <table:table-cell table:formula="of:=IF([.V11]=[.V27];&quot;###&quot;;&quot;vvv&quot;)" office:value-type="string" office:string-value="###" calcext:value-type="string">
            <text:p>###</text:p>
          </table:table-cell>
          <table:table-cell table:formula="of:=IF([.W11]=[.W27];&quot;###&quot;;&quot;vvv&quot;)" office:value-type="string" office:string-value="###" calcext:value-type="string">
            <text:p>###</text:p>
          </table:table-cell>
          <table:table-cell table:formula="of:=IF([.X11]=[.X27];&quot;###&quot;;&quot;vvv&quot;)" office:value-type="string" office:string-value="###" calcext:value-type="string">
            <text:p>###</text:p>
          </table:table-cell>
          <table:table-cell table:formula="of:=IF([.Y11]=[.Y27];&quot;###&quot;;&quot;vvv&quot;)" office:value-type="string" office:string-value="###" calcext:value-type="string">
            <text:p>###</text:p>
          </table:table-cell>
          <table:table-cell table:formula="of:=IF([.Z11]=[.Z27];&quot;###&quot;;&quot;vvv&quot;)" office:value-type="string" office:string-value="###" calcext:value-type="string">
            <text:p>###</text:p>
          </table:table-cell>
          <table:table-cell table:formula="of:=IF([.AA11]=[.AA27];&quot;###&quot;;&quot;vvv&quot;)" office:value-type="string" office:string-value="###" calcext:value-type="string">
            <text:p>###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6" office:value-type="float" office:value="300" calcext:value-type="float">
            <text:p>3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[.B12]=[.B28];&quot;###&quot;;&quot;vvv&quot;)" office:value-type="string" office:string-value="###" calcext:value-type="string">
            <text:p>###</text:p>
          </table:table-cell>
          <table:table-cell table:formula="of:=IF([.C12]=[.C28];&quot;###&quot;;&quot;vvv&quot;)" office:value-type="string" office:string-value="###" calcext:value-type="string">
            <text:p>###</text:p>
          </table:table-cell>
          <table:table-cell table:formula="of:=IF([.D12]=[.D28];&quot;###&quot;;&quot;vvv&quot;)" office:value-type="string" office:string-value="###" calcext:value-type="string">
            <text:p>###</text:p>
          </table:table-cell>
          <table:table-cell table:formula="of:=IF([.E12]=[.E28];&quot;###&quot;;&quot;vvv&quot;)" office:value-type="string" office:string-value="###" calcext:value-type="string">
            <text:p>###</text:p>
          </table:table-cell>
          <table:table-cell table:formula="of:=IF([.F12]=[.F28];&quot;###&quot;;&quot;vvv&quot;)" office:value-type="string" office:string-value="###" calcext:value-type="string">
            <text:p>###</text:p>
          </table:table-cell>
          <table:table-cell table:formula="of:=IF([.G12]=[.G28];&quot;###&quot;;&quot;vvv&quot;)" office:value-type="string" office:string-value="###" calcext:value-type="string">
            <text:p>###</text:p>
          </table:table-cell>
          <table:table-cell table:formula="of:=IF([.H12]=[.H28];&quot;###&quot;;&quot;vvv&quot;)" office:value-type="string" office:string-value="###" calcext:value-type="string">
            <text:p>###</text:p>
          </table:table-cell>
          <table:table-cell table:formula="of:=IF([.I12]=[.I28];&quot;###&quot;;&quot;vvv&quot;)" office:value-type="string" office:string-value="###" calcext:value-type="string">
            <text:p>###</text:p>
          </table:table-cell>
          <table:table-cell table:formula="of:=IF([.J12]=[.J28];&quot;###&quot;;&quot;vvv&quot;)" office:value-type="string" office:string-value="###" calcext:value-type="string">
            <text:p>###</text:p>
          </table:table-cell>
          <table:table-cell table:formula="of:=IF([.K12]=[.K28];&quot;###&quot;;&quot;vvv&quot;)" office:value-type="string" office:string-value="###" calcext:value-type="string">
            <text:p>###</text:p>
          </table:table-cell>
          <table:table-cell table:formula="of:=IF([.L12]=[.L28];&quot;###&quot;;&quot;vvv&quot;)" office:value-type="string" office:string-value="###" calcext:value-type="string">
            <text:p>###</text:p>
          </table:table-cell>
          <table:table-cell table:formula="of:=IF([.M12]=[.M28];&quot;###&quot;;&quot;vvv&quot;)" office:value-type="string" office:string-value="###" calcext:value-type="string">
            <text:p>###</text:p>
          </table:table-cell>
          <table:table-cell table:formula="of:=IF([.N12]=[.N28];&quot;###&quot;;&quot;vvv&quot;)" office:value-type="string" office:string-value="###" calcext:value-type="string">
            <text:p>###</text:p>
          </table:table-cell>
          <table:table-cell table:formula="of:=IF([.O12]=[.O28];&quot;###&quot;;&quot;vvv&quot;)" office:value-type="string" office:string-value="###" calcext:value-type="string">
            <text:p>###</text:p>
          </table:table-cell>
          <table:table-cell table:formula="of:=IF([.P12]=[.P28];&quot;###&quot;;&quot;vvv&quot;)" office:value-type="string" office:string-value="###" calcext:value-type="string">
            <text:p>###</text:p>
          </table:table-cell>
          <table:table-cell table:formula="of:=IF([.Q12]=[.Q28];&quot;###&quot;;&quot;vvv&quot;)" office:value-type="string" office:string-value="###" calcext:value-type="string">
            <text:p>###</text:p>
          </table:table-cell>
          <table:table-cell table:formula="of:=IF([.R12]=[.R28];&quot;###&quot;;&quot;vvv&quot;)" office:value-type="string" office:string-value="###" calcext:value-type="string">
            <text:p>###</text:p>
          </table:table-cell>
          <table:table-cell table:formula="of:=IF([.S12]=[.S28];&quot;###&quot;;&quot;vvv&quot;)" office:value-type="string" office:string-value="###" calcext:value-type="string">
            <text:p>###</text:p>
          </table:table-cell>
          <table:table-cell table:formula="of:=IF([.T12]=[.T28];&quot;###&quot;;&quot;vvv&quot;)" office:value-type="string" office:string-value="###" calcext:value-type="string">
            <text:p>###</text:p>
          </table:table-cell>
          <table:table-cell table:formula="of:=IF([.U12]=[.U28];&quot;###&quot;;&quot;vvv&quot;)" office:value-type="string" office:string-value="###" calcext:value-type="string">
            <text:p>###</text:p>
          </table:table-cell>
          <table:table-cell table:formula="of:=IF([.V12]=[.V28];&quot;###&quot;;&quot;vvv&quot;)" office:value-type="string" office:string-value="###" calcext:value-type="string">
            <text:p>###</text:p>
          </table:table-cell>
          <table:table-cell table:formula="of:=IF([.W12]=[.W28];&quot;###&quot;;&quot;vvv&quot;)" office:value-type="string" office:string-value="###" calcext:value-type="string">
            <text:p>###</text:p>
          </table:table-cell>
          <table:table-cell table:formula="of:=IF([.X12]=[.X28];&quot;###&quot;;&quot;vvv&quot;)" office:value-type="string" office:string-value="###" calcext:value-type="string">
            <text:p>###</text:p>
          </table:table-cell>
          <table:table-cell table:formula="of:=IF([.Y12]=[.Y28];&quot;###&quot;;&quot;vvv&quot;)" office:value-type="string" office:string-value="###" calcext:value-type="string">
            <text:p>###</text:p>
          </table:table-cell>
          <table:table-cell table:formula="of:=IF([.Z12]=[.Z28];&quot;###&quot;;&quot;vvv&quot;)" office:value-type="string" office:string-value="###" calcext:value-type="string">
            <text:p>###</text:p>
          </table:table-cell>
          <table:table-cell table:formula="of:=IF([.AA12]=[.AA28];&quot;###&quot;;&quot;vvv&quot;)" office:value-type="string" office:string-value="###" calcext:value-type="string">
            <text:p>###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300" calcext:value-type="float">
            <text:p>30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[.B13]=[.B29];&quot;###&quot;;&quot;vvv&quot;)" office:value-type="string" office:string-value="###" calcext:value-type="string">
            <text:p>###</text:p>
          </table:table-cell>
          <table:table-cell table:formula="of:=IF([.C13]=[.C29];&quot;###&quot;;&quot;vvv&quot;)" office:value-type="string" office:string-value="###" calcext:value-type="string">
            <text:p>###</text:p>
          </table:table-cell>
          <table:table-cell table:formula="of:=IF([.D13]=[.D29];&quot;###&quot;;&quot;vvv&quot;)" office:value-type="string" office:string-value="###" calcext:value-type="string">
            <text:p>###</text:p>
          </table:table-cell>
          <table:table-cell table:formula="of:=IF([.E13]=[.E29];&quot;###&quot;;&quot;vvv&quot;)" office:value-type="string" office:string-value="###" calcext:value-type="string">
            <text:p>###</text:p>
          </table:table-cell>
          <table:table-cell table:formula="of:=IF([.F13]=[.F29];&quot;###&quot;;&quot;vvv&quot;)" office:value-type="string" office:string-value="###" calcext:value-type="string">
            <text:p>###</text:p>
          </table:table-cell>
          <table:table-cell table:formula="of:=IF([.G13]=[.G29];&quot;###&quot;;&quot;vvv&quot;)" office:value-type="string" office:string-value="###" calcext:value-type="string">
            <text:p>###</text:p>
          </table:table-cell>
          <table:table-cell table:formula="of:=IF([.H13]=[.H29];&quot;###&quot;;&quot;vvv&quot;)" office:value-type="string" office:string-value="###" calcext:value-type="string">
            <text:p>###</text:p>
          </table:table-cell>
          <table:table-cell table:formula="of:=IF([.I13]=[.I29];&quot;###&quot;;&quot;vvv&quot;)" office:value-type="string" office:string-value="###" calcext:value-type="string">
            <text:p>###</text:p>
          </table:table-cell>
          <table:table-cell table:formula="of:=IF([.J13]=[.J29];&quot;###&quot;;&quot;vvv&quot;)" office:value-type="string" office:string-value="###" calcext:value-type="string">
            <text:p>###</text:p>
          </table:table-cell>
          <table:table-cell table:formula="of:=IF([.K13]=[.K29];&quot;###&quot;;&quot;vvv&quot;)" office:value-type="string" office:string-value="###" calcext:value-type="string">
            <text:p>###</text:p>
          </table:table-cell>
          <table:table-cell table:formula="of:=IF([.L13]=[.L29];&quot;###&quot;;&quot;vvv&quot;)" office:value-type="string" office:string-value="###" calcext:value-type="string">
            <text:p>###</text:p>
          </table:table-cell>
          <table:table-cell table:formula="of:=IF([.M13]=[.M29];&quot;###&quot;;&quot;vvv&quot;)" office:value-type="string" office:string-value="###" calcext:value-type="string">
            <text:p>###</text:p>
          </table:table-cell>
          <table:table-cell table:formula="of:=IF([.N13]=[.N29];&quot;###&quot;;&quot;vvv&quot;)" office:value-type="string" office:string-value="###" calcext:value-type="string">
            <text:p>###</text:p>
          </table:table-cell>
          <table:table-cell table:formula="of:=IF([.O13]=[.O29];&quot;###&quot;;&quot;vvv&quot;)" office:value-type="string" office:string-value="###" calcext:value-type="string">
            <text:p>###</text:p>
          </table:table-cell>
          <table:table-cell table:formula="of:=IF([.P13]=[.P29];&quot;###&quot;;&quot;vvv&quot;)" office:value-type="string" office:string-value="###" calcext:value-type="string">
            <text:p>###</text:p>
          </table:table-cell>
          <table:table-cell table:formula="of:=IF([.Q13]=[.Q29];&quot;###&quot;;&quot;vvv&quot;)" office:value-type="string" office:string-value="###" calcext:value-type="string">
            <text:p>###</text:p>
          </table:table-cell>
          <table:table-cell table:formula="of:=IF([.R13]=[.R29];&quot;###&quot;;&quot;vvv&quot;)" office:value-type="string" office:string-value="###" calcext:value-type="string">
            <text:p>###</text:p>
          </table:table-cell>
          <table:table-cell table:formula="of:=IF([.S13]=[.S29];&quot;###&quot;;&quot;vvv&quot;)" office:value-type="string" office:string-value="###" calcext:value-type="string">
            <text:p>###</text:p>
          </table:table-cell>
          <table:table-cell table:formula="of:=IF([.T13]=[.T29];&quot;###&quot;;&quot;vvv&quot;)" office:value-type="string" office:string-value="###" calcext:value-type="string">
            <text:p>###</text:p>
          </table:table-cell>
          <table:table-cell table:formula="of:=IF([.U13]=[.U29];&quot;###&quot;;&quot;vvv&quot;)" office:value-type="string" office:string-value="###" calcext:value-type="string">
            <text:p>###</text:p>
          </table:table-cell>
          <table:table-cell table:formula="of:=IF([.V13]=[.V29];&quot;###&quot;;&quot;vvv&quot;)" office:value-type="string" office:string-value="###" calcext:value-type="string">
            <text:p>###</text:p>
          </table:table-cell>
          <table:table-cell table:formula="of:=IF([.W13]=[.W29];&quot;###&quot;;&quot;vvv&quot;)" office:value-type="string" office:string-value="###" calcext:value-type="string">
            <text:p>###</text:p>
          </table:table-cell>
          <table:table-cell table:formula="of:=IF([.X13]=[.X29];&quot;###&quot;;&quot;vvv&quot;)" office:value-type="string" office:string-value="###" calcext:value-type="string">
            <text:p>###</text:p>
          </table:table-cell>
          <table:table-cell table:formula="of:=IF([.Y13]=[.Y29];&quot;###&quot;;&quot;vvv&quot;)" office:value-type="string" office:string-value="###" calcext:value-type="string">
            <text:p>###</text:p>
          </table:table-cell>
          <table:table-cell table:formula="of:=IF([.Z13]=[.Z29];&quot;###&quot;;&quot;vvv&quot;)" office:value-type="string" office:string-value="###" calcext:value-type="string">
            <text:p>###</text:p>
          </table:table-cell>
          <table:table-cell table:formula="of:=IF([.AA13]=[.AA29];&quot;###&quot;;&quot;vvv&quot;)" office:value-type="string" office:string-value="###" calcext:value-type="string">
            <text:p>###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300" calcext:value-type="float">
            <text:p>3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([.B14]=[.B30];&quot;###&quot;;&quot;vvv&quot;)" office:value-type="string" office:string-value="###" calcext:value-type="string">
            <text:p>###</text:p>
          </table:table-cell>
          <table:table-cell table:formula="of:=IF([.C14]=[.C30];&quot;###&quot;;&quot;vvv&quot;)" office:value-type="string" office:string-value="###" calcext:value-type="string">
            <text:p>###</text:p>
          </table:table-cell>
          <table:table-cell table:formula="of:=IF([.D14]=[.D30];&quot;###&quot;;&quot;vvv&quot;)" office:value-type="string" office:string-value="###" calcext:value-type="string">
            <text:p>###</text:p>
          </table:table-cell>
          <table:table-cell table:formula="of:=IF([.E14]=[.E30];&quot;###&quot;;&quot;vvv&quot;)" office:value-type="string" office:string-value="###" calcext:value-type="string">
            <text:p>###</text:p>
          </table:table-cell>
          <table:table-cell table:formula="of:=IF([.F14]=[.F30];&quot;###&quot;;&quot;vvv&quot;)" office:value-type="string" office:string-value="###" calcext:value-type="string">
            <text:p>###</text:p>
          </table:table-cell>
          <table:table-cell table:formula="of:=IF([.G14]=[.G30];&quot;###&quot;;&quot;vvv&quot;)" office:value-type="string" office:string-value="###" calcext:value-type="string">
            <text:p>###</text:p>
          </table:table-cell>
          <table:table-cell table:formula="of:=IF([.H14]=[.H30];&quot;###&quot;;&quot;vvv&quot;)" office:value-type="string" office:string-value="###" calcext:value-type="string">
            <text:p>###</text:p>
          </table:table-cell>
          <table:table-cell table:formula="of:=IF([.I14]=[.I30];&quot;###&quot;;&quot;vvv&quot;)" office:value-type="string" office:string-value="###" calcext:value-type="string">
            <text:p>###</text:p>
          </table:table-cell>
          <table:table-cell table:formula="of:=IF([.J14]=[.J30];&quot;###&quot;;&quot;vvv&quot;)" office:value-type="string" office:string-value="###" calcext:value-type="string">
            <text:p>###</text:p>
          </table:table-cell>
          <table:table-cell table:formula="of:=IF([.K14]=[.K30];&quot;###&quot;;&quot;vvv&quot;)" office:value-type="string" office:string-value="###" calcext:value-type="string">
            <text:p>###</text:p>
          </table:table-cell>
          <table:table-cell table:formula="of:=IF([.L14]=[.L30];&quot;###&quot;;&quot;vvv&quot;)" office:value-type="string" office:string-value="###" calcext:value-type="string">
            <text:p>###</text:p>
          </table:table-cell>
          <table:table-cell table:formula="of:=IF([.M14]=[.M30];&quot;###&quot;;&quot;vvv&quot;)" office:value-type="string" office:string-value="###" calcext:value-type="string">
            <text:p>###</text:p>
          </table:table-cell>
          <table:table-cell table:formula="of:=IF([.N14]=[.N30];&quot;###&quot;;&quot;vvv&quot;)" office:value-type="string" office:string-value="###" calcext:value-type="string">
            <text:p>###</text:p>
          </table:table-cell>
          <table:table-cell table:formula="of:=IF([.O14]=[.O30];&quot;###&quot;;&quot;vvv&quot;)" office:value-type="string" office:string-value="###" calcext:value-type="string">
            <text:p>###</text:p>
          </table:table-cell>
          <table:table-cell table:formula="of:=IF([.P14]=[.P30];&quot;###&quot;;&quot;vvv&quot;)" office:value-type="string" office:string-value="###" calcext:value-type="string">
            <text:p>###</text:p>
          </table:table-cell>
          <table:table-cell table:formula="of:=IF([.Q14]=[.Q30];&quot;###&quot;;&quot;vvv&quot;)" office:value-type="string" office:string-value="###" calcext:value-type="string">
            <text:p>###</text:p>
          </table:table-cell>
          <table:table-cell table:formula="of:=IF([.R14]=[.R30];&quot;###&quot;;&quot;vvv&quot;)" office:value-type="string" office:string-value="###" calcext:value-type="string">
            <text:p>###</text:p>
          </table:table-cell>
          <table:table-cell table:formula="of:=IF([.S14]=[.S30];&quot;###&quot;;&quot;vvv&quot;)" office:value-type="string" office:string-value="###" calcext:value-type="string">
            <text:p>###</text:p>
          </table:table-cell>
          <table:table-cell table:formula="of:=IF([.T14]=[.T30];&quot;###&quot;;&quot;vvv&quot;)" office:value-type="string" office:string-value="###" calcext:value-type="string">
            <text:p>###</text:p>
          </table:table-cell>
          <table:table-cell table:formula="of:=IF([.U14]=[.U30];&quot;###&quot;;&quot;vvv&quot;)" office:value-type="string" office:string-value="###" calcext:value-type="string">
            <text:p>###</text:p>
          </table:table-cell>
          <table:table-cell table:formula="of:=IF([.V14]=[.V30];&quot;###&quot;;&quot;vvv&quot;)" office:value-type="string" office:string-value="###" calcext:value-type="string">
            <text:p>###</text:p>
          </table:table-cell>
          <table:table-cell table:formula="of:=IF([.W14]=[.W30];&quot;###&quot;;&quot;vvv&quot;)" office:value-type="string" office:string-value="###" calcext:value-type="string">
            <text:p>###</text:p>
          </table:table-cell>
          <table:table-cell table:formula="of:=IF([.X14]=[.X30];&quot;###&quot;;&quot;vvv&quot;)" office:value-type="string" office:string-value="###" calcext:value-type="string">
            <text:p>###</text:p>
          </table:table-cell>
          <table:table-cell table:formula="of:=IF([.Y14]=[.Y30];&quot;###&quot;;&quot;vvv&quot;)" office:value-type="string" office:string-value="###" calcext:value-type="string">
            <text:p>###</text:p>
          </table:table-cell>
          <table:table-cell table:formula="of:=IF([.Z14]=[.Z30];&quot;###&quot;;&quot;vvv&quot;)" office:value-type="string" office:string-value="###" calcext:value-type="string">
            <text:p>###</text:p>
          </table:table-cell>
          <table:table-cell table:formula="of:=IF([.AA14]=[.AA30];&quot;###&quot;;&quot;vvv&quot;)" office:value-type="string" office:string-value="###" calcext:value-type="string">
            <text:p>###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300" calcext:value-type="float">
            <text:p>30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IF([.B15]=[.B31];&quot;###&quot;;&quot;vvv&quot;)" office:value-type="string" office:string-value="###" calcext:value-type="string">
            <text:p>###</text:p>
          </table:table-cell>
          <table:table-cell table:formula="of:=IF([.C15]=[.C31];&quot;###&quot;;&quot;vvv&quot;)" office:value-type="string" office:string-value="###" calcext:value-type="string">
            <text:p>###</text:p>
          </table:table-cell>
          <table:table-cell table:formula="of:=IF([.D15]=[.D31];&quot;###&quot;;&quot;vvv&quot;)" office:value-type="string" office:string-value="###" calcext:value-type="string">
            <text:p>###</text:p>
          </table:table-cell>
          <table:table-cell table:formula="of:=IF([.E15]=[.E31];&quot;###&quot;;&quot;vvv&quot;)" office:value-type="string" office:string-value="###" calcext:value-type="string">
            <text:p>###</text:p>
          </table:table-cell>
          <table:table-cell table:formula="of:=IF([.F15]=[.F31];&quot;###&quot;;&quot;vvv&quot;)" office:value-type="string" office:string-value="###" calcext:value-type="string">
            <text:p>###</text:p>
          </table:table-cell>
          <table:table-cell table:formula="of:=IF([.G15]=[.G31];&quot;###&quot;;&quot;vvv&quot;)" office:value-type="string" office:string-value="###" calcext:value-type="string">
            <text:p>###</text:p>
          </table:table-cell>
          <table:table-cell table:formula="of:=IF([.H15]=[.H31];&quot;###&quot;;&quot;vvv&quot;)" office:value-type="string" office:string-value="###" calcext:value-type="string">
            <text:p>###</text:p>
          </table:table-cell>
          <table:table-cell table:formula="of:=IF([.I15]=[.I31];&quot;###&quot;;&quot;vvv&quot;)" office:value-type="string" office:string-value="###" calcext:value-type="string">
            <text:p>###</text:p>
          </table:table-cell>
          <table:table-cell table:formula="of:=IF([.J15]=[.J31];&quot;###&quot;;&quot;vvv&quot;)" office:value-type="string" office:string-value="###" calcext:value-type="string">
            <text:p>###</text:p>
          </table:table-cell>
          <table:table-cell table:formula="of:=IF([.K15]=[.K31];&quot;###&quot;;&quot;vvv&quot;)" office:value-type="string" office:string-value="###" calcext:value-type="string">
            <text:p>###</text:p>
          </table:table-cell>
          <table:table-cell table:formula="of:=IF([.L15]=[.L31];&quot;###&quot;;&quot;vvv&quot;)" office:value-type="string" office:string-value="###" calcext:value-type="string">
            <text:p>###</text:p>
          </table:table-cell>
          <table:table-cell table:formula="of:=IF([.M15]=[.M31];&quot;###&quot;;&quot;vvv&quot;)" office:value-type="string" office:string-value="###" calcext:value-type="string">
            <text:p>###</text:p>
          </table:table-cell>
          <table:table-cell table:formula="of:=IF([.N15]=[.N31];&quot;###&quot;;&quot;vvv&quot;)" office:value-type="string" office:string-value="###" calcext:value-type="string">
            <text:p>###</text:p>
          </table:table-cell>
          <table:table-cell table:formula="of:=IF([.O15]=[.O31];&quot;###&quot;;&quot;vvv&quot;)" office:value-type="string" office:string-value="###" calcext:value-type="string">
            <text:p>###</text:p>
          </table:table-cell>
          <table:table-cell table:formula="of:=IF([.P15]=[.P31];&quot;###&quot;;&quot;vvv&quot;)" office:value-type="string" office:string-value="###" calcext:value-type="string">
            <text:p>###</text:p>
          </table:table-cell>
          <table:table-cell table:formula="of:=IF([.Q15]=[.Q31];&quot;###&quot;;&quot;vvv&quot;)" office:value-type="string" office:string-value="###" calcext:value-type="string">
            <text:p>###</text:p>
          </table:table-cell>
          <table:table-cell table:formula="of:=IF([.R15]=[.R31];&quot;###&quot;;&quot;vvv&quot;)" office:value-type="string" office:string-value="###" calcext:value-type="string">
            <text:p>###</text:p>
          </table:table-cell>
          <table:table-cell table:formula="of:=IF([.S15]=[.S31];&quot;###&quot;;&quot;vvv&quot;)" office:value-type="string" office:string-value="###" calcext:value-type="string">
            <text:p>###</text:p>
          </table:table-cell>
          <table:table-cell table:formula="of:=IF([.T15]=[.T31];&quot;###&quot;;&quot;vvv&quot;)" office:value-type="string" office:string-value="###" calcext:value-type="string">
            <text:p>###</text:p>
          </table:table-cell>
          <table:table-cell table:formula="of:=IF([.U15]=[.U31];&quot;###&quot;;&quot;vvv&quot;)" office:value-type="string" office:string-value="###" calcext:value-type="string">
            <text:p>###</text:p>
          </table:table-cell>
          <table:table-cell table:formula="of:=IF([.V15]=[.V31];&quot;###&quot;;&quot;vvv&quot;)" office:value-type="string" office:string-value="###" calcext:value-type="string">
            <text:p>###</text:p>
          </table:table-cell>
          <table:table-cell table:formula="of:=IF([.W15]=[.W31];&quot;###&quot;;&quot;vvv&quot;)" office:value-type="string" office:string-value="###" calcext:value-type="string">
            <text:p>###</text:p>
          </table:table-cell>
          <table:table-cell table:formula="of:=IF([.X15]=[.X31];&quot;###&quot;;&quot;vvv&quot;)" office:value-type="string" office:string-value="###" calcext:value-type="string">
            <text:p>###</text:p>
          </table:table-cell>
          <table:table-cell table:formula="of:=IF([.Y15]=[.Y31];&quot;###&quot;;&quot;vvv&quot;)" office:value-type="string" office:string-value="###" calcext:value-type="string">
            <text:p>###</text:p>
          </table:table-cell>
          <table:table-cell table:formula="of:=IF([.Z15]=[.Z31];&quot;###&quot;;&quot;vvv&quot;)" office:value-type="string" office:string-value="###" calcext:value-type="string">
            <text:p>###</text:p>
          </table:table-cell>
          <table:table-cell table:formula="of:=IF([.AA15]=[.AA31];&quot;###&quot;;&quot;vvv&quot;)" office:value-type="string" office:string-value="###" calcext:value-type="string">
            <text:p>###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3"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00" calcext:value-type="float">
            <text:p>30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IF([.B16]=[.B32];&quot;###&quot;;&quot;vvv&quot;)" office:value-type="string" office:string-value="###" calcext:value-type="string">
            <text:p>###</text:p>
          </table:table-cell>
          <table:table-cell table:formula="of:=IF([.C16]=[.C32];&quot;###&quot;;&quot;vvv&quot;)" office:value-type="string" office:string-value="###" calcext:value-type="string">
            <text:p>###</text:p>
          </table:table-cell>
          <table:table-cell table:formula="of:=IF([.D16]=[.D32];&quot;###&quot;;&quot;vvv&quot;)" office:value-type="string" office:string-value="###" calcext:value-type="string">
            <text:p>###</text:p>
          </table:table-cell>
          <table:table-cell table:formula="of:=IF([.E16]=[.E32];&quot;###&quot;;&quot;vvv&quot;)" office:value-type="string" office:string-value="###" calcext:value-type="string">
            <text:p>###</text:p>
          </table:table-cell>
          <table:table-cell table:formula="of:=IF([.F16]=[.F32];&quot;###&quot;;&quot;vvv&quot;)" office:value-type="string" office:string-value="###" calcext:value-type="string">
            <text:p>###</text:p>
          </table:table-cell>
          <table:table-cell table:formula="of:=IF([.G16]=[.G32];&quot;###&quot;;&quot;vvv&quot;)" office:value-type="string" office:string-value="###" calcext:value-type="string">
            <text:p>###</text:p>
          </table:table-cell>
          <table:table-cell table:formula="of:=IF([.H16]=[.H32];&quot;###&quot;;&quot;vvv&quot;)" office:value-type="string" office:string-value="###" calcext:value-type="string">
            <text:p>###</text:p>
          </table:table-cell>
          <table:table-cell table:formula="of:=IF([.I16]=[.I32];&quot;###&quot;;&quot;vvv&quot;)" office:value-type="string" office:string-value="###" calcext:value-type="string">
            <text:p>###</text:p>
          </table:table-cell>
          <table:table-cell table:formula="of:=IF([.J16]=[.J32];&quot;###&quot;;&quot;vvv&quot;)" office:value-type="string" office:string-value="###" calcext:value-type="string">
            <text:p>###</text:p>
          </table:table-cell>
          <table:table-cell table:formula="of:=IF([.K16]=[.K32];&quot;###&quot;;&quot;vvv&quot;)" office:value-type="string" office:string-value="###" calcext:value-type="string">
            <text:p>###</text:p>
          </table:table-cell>
          <table:table-cell table:formula="of:=IF([.L16]=[.L32];&quot;###&quot;;&quot;vvv&quot;)" office:value-type="string" office:string-value="###" calcext:value-type="string">
            <text:p>###</text:p>
          </table:table-cell>
          <table:table-cell table:formula="of:=IF([.M16]=[.M32];&quot;###&quot;;&quot;vvv&quot;)" office:value-type="string" office:string-value="###" calcext:value-type="string">
            <text:p>###</text:p>
          </table:table-cell>
          <table:table-cell table:formula="of:=IF([.N16]=[.N32];&quot;###&quot;;&quot;vvv&quot;)" office:value-type="string" office:string-value="###" calcext:value-type="string">
            <text:p>###</text:p>
          </table:table-cell>
          <table:table-cell table:formula="of:=IF([.O16]=[.O32];&quot;###&quot;;&quot;vvv&quot;)" office:value-type="string" office:string-value="###" calcext:value-type="string">
            <text:p>###</text:p>
          </table:table-cell>
          <table:table-cell table:formula="of:=IF([.P16]=[.P32];&quot;###&quot;;&quot;vvv&quot;)" office:value-type="string" office:string-value="###" calcext:value-type="string">
            <text:p>###</text:p>
          </table:table-cell>
          <table:table-cell table:formula="of:=IF([.Q16]=[.Q32];&quot;###&quot;;&quot;vvv&quot;)" office:value-type="string" office:string-value="###" calcext:value-type="string">
            <text:p>###</text:p>
          </table:table-cell>
          <table:table-cell table:formula="of:=IF([.R16]=[.R32];&quot;###&quot;;&quot;vvv&quot;)" office:value-type="string" office:string-value="###" calcext:value-type="string">
            <text:p>###</text:p>
          </table:table-cell>
          <table:table-cell table:formula="of:=IF([.S16]=[.S32];&quot;###&quot;;&quot;vvv&quot;)" office:value-type="string" office:string-value="###" calcext:value-type="string">
            <text:p>###</text:p>
          </table:table-cell>
          <table:table-cell table:formula="of:=IF([.T16]=[.T32];&quot;###&quot;;&quot;vvv&quot;)" office:value-type="string" office:string-value="###" calcext:value-type="string">
            <text:p>###</text:p>
          </table:table-cell>
          <table:table-cell table:formula="of:=IF([.U16]=[.U32];&quot;###&quot;;&quot;vvv&quot;)" office:value-type="string" office:string-value="###" calcext:value-type="string">
            <text:p>###</text:p>
          </table:table-cell>
          <table:table-cell table:formula="of:=IF([.V16]=[.V32];&quot;###&quot;;&quot;vvv&quot;)" office:value-type="string" office:string-value="###" calcext:value-type="string">
            <text:p>###</text:p>
          </table:table-cell>
          <table:table-cell table:formula="of:=IF([.W16]=[.W32];&quot;###&quot;;&quot;vvv&quot;)" office:value-type="string" office:string-value="###" calcext:value-type="string">
            <text:p>###</text:p>
          </table:table-cell>
          <table:table-cell table:formula="of:=IF([.X16]=[.X32];&quot;###&quot;;&quot;vvv&quot;)" office:value-type="string" office:string-value="###" calcext:value-type="string">
            <text:p>###</text:p>
          </table:table-cell>
          <table:table-cell table:formula="of:=IF([.Y16]=[.Y32];&quot;###&quot;;&quot;vvv&quot;)" office:value-type="string" office:string-value="###" calcext:value-type="string">
            <text:p>###</text:p>
          </table:table-cell>
          <table:table-cell table:formula="of:=IF([.Z16]=[.Z32];&quot;###&quot;;&quot;vvv&quot;)" office:value-type="string" office:string-value="###" calcext:value-type="string">
            <text:p>###</text:p>
          </table:table-cell>
          <table:table-cell table:formula="of:=IF([.AA16]=[.AA32];&quot;###&quot;;&quot;vvv&quot;)" office:value-type="string" office:string-value="###" calcext:value-type="string">
            <text:p>###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1" office:value-type="float" office:value="300" calcext:value-type="float">
            <text:p>300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6" office:value-type="float" office:value="300" calcext:value-type="float">
            <text:p>300</text:p>
          </table:table-cell>
          <table:table-cell table:number-columns-repeated="28"/>
        </table:table-row>
        <table:table-row table:style-name="ro1">
          <table:table-cell table:number-columns-repeated="1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300" calcext:value-type="float">
            <text:p>300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6" office:value-type="float" office:value="300" calcext:value-type="float">
            <text:p>300</text:p>
          </table:table-cell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300" calcext:value-type="float">
            <text:p>300</text:p>
          </table:table-cell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300" calcext:value-type="float">
            <text:p>300</text:p>
          </table:table-cell>
          <table:table-cell table:number-columns-repeated="2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300" calcext:value-type="float">
            <text:p>300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3"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/00/0000</text:date>, <text:time style:data-style-name="N2" text:time-value="16:11:06.765014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2:19:48.190935241</meta:creation-date>
    <dc:date>2018-09-08T18:30:10.885880502</dc:date>
    <meta:editing-duration>PT51M16S</meta:editing-duration>
    <meta:editing-cycles>2</meta:editing-cycles>
    <meta:generator>LibreOffice/5.1.6.2$Linux_X86_64 LibreOffice_project/10m0$Build-2</meta:generator>
    <meta:document-statistic meta:table-count="1" meta:cell-count="1268" meta:object-count="0"/>
  </office:meta>
</office:document-meta>
</file>